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4.10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mx_vs_lowp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butter_order</text:p>
          </table:table-cell>
          <table:table-cell office:value-type="string" calcext:value-type="string">
            <text:p>butter_cutoffFs</text:p>
          </table:table-cell>
          <table:table-cell office:value-type="string" calcext:value-type="string">
            <text:p>sdr_song</text:p>
          </table:table-cell>
          <table:table-cell office:value-type="string" calcext:value-type="string">
            <text:p>sdr_song_lpf</text:p>
          </table:table-cell>
          <table:table-cell office:value-type="string" calcext:value-type="string">
            <text:p>sdt_instr_lfp</text:p>
          </table:table-cell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.2262335" calcext:value-type="float">
            <text:p>4.2262335</text:p>
          </table:table-cell>
          <table:table-cell office:value-type="float" office:value="5.1171713" calcext:value-type="float">
            <text:p>5.1171713</text:p>
          </table:table-cell>
          <table:table-cell office:value-type="string" calcext:value-type="string">
            <text:p>[0.95230436 7.091365 <text:s text:c="2"/>5.1121874 <text:s/>7.312828 <text:s/>]</text:p>
          </table:table-cell>
          <table:table-cell table:formula="of:=[.E2]-[.D2]" office:value-type="float" office:value="0.8909378" calcext:value-type="float">
            <text:p>0.8909378</text:p>
          </table:table-cell>
          <table:table-cell/>
          <table:table-cell office:value-type="string" calcext:value-type="string">
            <text:p>mean order 2</text:p>
          </table:table-cell>
          <table:table-cell office:value-type="float" office:value="0.201831444" calcext:value-type="float">
            <text:p>0.201831444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105798" calcext:value-type="float">
            <text:p>4.105798</text:p>
          </table:table-cell>
          <table:table-cell office:value-type="float" office:value="3.0293748" calcext:value-type="float">
            <text:p>3.0293748</text:p>
          </table:table-cell>
          <table:table-cell office:value-type="string" calcext:value-type="string">
            <text:p>[-7.398881 <text:s text:c="2"/>7.091365 <text:s text:c="2"/>5.1121874 <text:s/>7.312828 ]</text:p>
          </table:table-cell>
          <table:table-cell table:formula="of:=[.E3]-[.D3]" office:value-type="float" office:value="-1.0764232" calcext:value-type="float">
            <text:p>-1.0764232</text:p>
          </table:table-cell>
          <table:table-cell/>
          <table:table-cell office:value-type="string" calcext:value-type="string">
            <text:p>mean order 3</text:p>
          </table:table-cell>
          <table:table-cell office:value-type="float" office:value="0.004752461" calcext:value-type="float">
            <text:p>0.004752461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996716" calcext:value-type="float">
            <text:p>3.996716</text:p>
          </table:table-cell>
          <table:table-cell office:value-type="float" office:value="2.9816718" calcext:value-type="float">
            <text:p>2.9816718</text:p>
          </table:table-cell>
          <table:table-cell office:value-type="string" calcext:value-type="string">
            <text:p>[-7.5896935 <text:s/>7.091365 <text:s text:c="2"/>5.1121874 <text:s/>7.312828 ]</text:p>
          </table:table-cell>
          <table:table-cell table:formula="of:=[.E4]-[.D4]" office:value-type="float" office:value="-1.0150442" calcext:value-type="float">
            <text:p>-1.0150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.0086474" calcext:value-type="float">
            <text:p>4.0086474</text:p>
          </table:table-cell>
          <table:table-cell office:value-type="float" office:value="4.2262335" calcext:value-type="float">
            <text:p>4.2262335</text:p>
          </table:table-cell>
          <table:table-cell office:value-type="string" calcext:value-type="string">
            <text:p>[-2.611446 <text:s text:c="2"/>7.091365 <text:s text:c="2"/>5.1121874 <text:s/>7.312828 ]</text:p>
          </table:table-cell>
          <table:table-cell table:formula="of:=[.E5]-[.D5]" office:value-type="float" office:value="0.2175861" calcext:value-type="float">
            <text:p>0.2175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9506478" calcext:value-type="float">
            <text:p>3.9506478</text:p>
          </table:table-cell>
          <table:table-cell office:value-type="float" office:value="4.105798" calcext:value-type="float">
            <text:p>4.105798</text:p>
          </table:table-cell>
          <table:table-cell office:value-type="string" calcext:value-type="string">
            <text:p>[-3.0931888 <text:s/>7.091365 <text:s text:c="2"/>5.1121874 <text:s/>7.312828 ]</text:p>
          </table:table-cell>
          <table:table-cell table:formula="of:=[.E6]-[.D6]" office:value-type="float" office:value="0.1551502" calcext:value-type="float">
            <text:p>0.1551502</text:p>
          </table:table-cell>
          <table:table-cell/>
          <table:table-cell office:value-type="string" calcext:value-type="string">
            <text:p>mean o2 100hz</text:p>
          </table:table-cell>
          <table:table-cell office:value-type="float" office:value="0.73275244" calcext:value-type="float">
            <text:p>0.73275244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.9103153" calcext:value-type="float">
            <text:p>3.9103153</text:p>
          </table:table-cell>
          <table:table-cell office:value-type="float" office:value="3.996716" calcext:value-type="float">
            <text:p>3.996716</text:p>
          </table:table-cell>
          <table:table-cell office:value-type="string" calcext:value-type="string">
            <text:p>[-3.5295165 <text:s/>7.091365 <text:s text:c="2"/>5.1121874 <text:s/>7.312828 ]</text:p>
          </table:table-cell>
          <table:table-cell table:formula="of:=[.E7]-[.D7]" office:value-type="float" office:value="0.0864007" calcext:value-type="float">
            <text:p>0.0864007</text:p>
          </table:table-cell>
          <table:table-cell/>
          <table:table-cell office:value-type="string" calcext:value-type="string">
            <text:p>mean o2 150hz</text:p>
          </table:table-cell>
          <table:table-cell table:formula="of:=SUM([.G5];[.G35];[.G65];[.G95];[.G122];[.G155];[.G185];[.G215];[.G245];[.G275])/COUNT([.G5];[.G35];[.G65];[.G95];[.G122];[.G155];[.G185];[.G215];[.G245];[.G275])" office:value-type="float" office:value="0.230823472" calcext:value-type="float">
            <text:p>0.230823472</text:p>
          </table:table-cell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813794" calcext:value-type="float">
            <text:p>3.813794</text:p>
          </table:table-cell>
          <table:table-cell office:value-type="float" office:value="4.0086474" calcext:value-type="float">
            <text:p>4.0086474</text:p>
          </table:table-cell>
          <table:table-cell office:value-type="string" calcext:value-type="string">
            <text:p>[-3.4817908 <text:s/>7.091365 <text:s text:c="2"/>5.1121874 <text:s/>7.312828 ]</text:p>
          </table:table-cell>
          <table:table-cell table:formula="of:=[.E8]-[.D8]" office:value-type="float" office:value="0.1948534" calcext:value-type="float">
            <text:p>0.1948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7704265" calcext:value-type="float">
            <text:p>3.7704265</text:p>
          </table:table-cell>
          <table:table-cell office:value-type="float" office:value="3.9506478" calcext:value-type="float">
            <text:p>3.9506478</text:p>
          </table:table-cell>
          <table:table-cell office:value-type="string" calcext:value-type="string">
            <text:p>[-3.713789 <text:s text:c="2"/>7.091365 <text:s text:c="2"/>5.1121874 <text:s/>7.312828 ]</text:p>
          </table:table-cell>
          <table:table-cell table:formula="of:=[.E9]-[.D9]" office:value-type="float" office:value="0.1802213" calcext:value-type="float">
            <text:p>0.1802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7260041" calcext:value-type="float">
            <text:p>3.7260041</text:p>
          </table:table-cell>
          <table:table-cell office:value-type="float" office:value="3.9103153" calcext:value-type="float">
            <text:p>3.9103153</text:p>
          </table:table-cell>
          <table:table-cell office:value-type="string" calcext:value-type="string">
            <text:p>[-3.8751192 <text:s/>7.091365 <text:s text:c="2"/>5.1121874 <text:s/>7.312828 ]</text:p>
          </table:table-cell>
          <table:table-cell table:formula="of:=[.E10]-[.D10]" office:value-type="float" office:value="0.1843112" calcext:value-type="float">
            <text:p>0.1843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6321235" calcext:value-type="float">
            <text:p>3.6321235</text:p>
          </table:table-cell>
          <table:table-cell office:value-type="float" office:value="3.813794" calcext:value-type="float">
            <text:p>3.813794</text:p>
          </table:table-cell>
          <table:table-cell office:value-type="string" calcext:value-type="string">
            <text:p>[-4.2612047 <text:s/>7.091365 <text:s text:c="2"/>5.1121874 <text:s/>7.312828 ]</text:p>
          </table:table-cell>
          <table:table-cell table:formula="of:=[.E11]-[.D11]" office:value-type="float" office:value="0.1816705" calcext:value-type="float">
            <text:p>0.1816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.5911222" calcext:value-type="float">
            <text:p>3.5911222</text:p>
          </table:table-cell>
          <table:table-cell office:value-type="float" office:value="3.7704265" calcext:value-type="float">
            <text:p>3.7704265</text:p>
          </table:table-cell>
          <table:table-cell office:value-type="string" calcext:value-type="string">
            <text:p>[-4.4346743 <text:s/>7.091365 <text:s text:c="2"/>5.1121874 <text:s/>7.312828 ]</text:p>
          </table:table-cell>
          <table:table-cell table:formula="of:=[.E12]-[.D12]" office:value-type="float" office:value="0.1793043" calcext:value-type="float">
            <text:p>0.179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.5573845" calcext:value-type="float">
            <text:p>3.5573845</text:p>
          </table:table-cell>
          <table:table-cell office:value-type="float" office:value="3.7260041" calcext:value-type="float">
            <text:p>3.7260041</text:p>
          </table:table-cell>
          <table:table-cell office:value-type="string" calcext:value-type="string">
            <text:p>[-4.612364 <text:s text:c="2"/>7.091365 <text:s text:c="2"/>5.1121874 <text:s/>7.312828 ]</text:p>
          </table:table-cell>
          <table:table-cell table:formula="of:=[.E13]-[.D13]" office:value-type="float" office:value="0.1686196" calcext:value-type="float">
            <text:p>0.1686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4721692" calcext:value-type="float">
            <text:p>3.4721692</text:p>
          </table:table-cell>
          <table:table-cell office:value-type="float" office:value="3.6321235" calcext:value-type="float">
            <text:p>3.6321235</text:p>
          </table:table-cell>
          <table:table-cell office:value-type="string" calcext:value-type="string">
            <text:p>[-4.9878864 <text:s/>7.091365 <text:s text:c="2"/>5.1121874 <text:s/>7.312828 ]</text:p>
          </table:table-cell>
          <table:table-cell table:formula="of:=[.E14]-[.D14]" office:value-type="float" office:value="0.1599543" calcext:value-type="float">
            <text:p>0.1599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4180157" calcext:value-type="float">
            <text:p>3.4180157</text:p>
          </table:table-cell>
          <table:table-cell office:value-type="float" office:value="3.5911222" calcext:value-type="float">
            <text:p>3.5911222</text:p>
          </table:table-cell>
          <table:table-cell office:value-type="string" calcext:value-type="string">
            <text:p>[-5.1518917 <text:s/>7.091365 <text:s text:c="2"/>5.1121874 <text:s/>7.312828 ]</text:p>
          </table:table-cell>
          <table:table-cell table:formula="of:=[.E15]-[.D15]" office:value-type="float" office:value="0.1731065" calcext:value-type="float">
            <text:p>0.1731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3656702" calcext:value-type="float">
            <text:p>3.3656702</text:p>
          </table:table-cell>
          <table:table-cell office:value-type="float" office:value="3.5573845" calcext:value-type="float">
            <text:p>3.5573845</text:p>
          </table:table-cell>
          <table:table-cell office:value-type="string" calcext:value-type="string">
            <text:p>[-5.286842 <text:s text:c="2"/>7.091365 <text:s text:c="2"/>5.1121874 <text:s/>7.312828 ]</text:p>
          </table:table-cell>
          <table:table-cell table:formula="of:=[.E16]-[.D16]" office:value-type="float" office:value="0.1917143" calcext:value-type="float">
            <text:p>0.191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3402104" calcext:value-type="float">
            <text:p>3.3402104</text:p>
          </table:table-cell>
          <table:table-cell office:value-type="float" office:value="3.4721692" calcext:value-type="float">
            <text:p>3.4721692</text:p>
          </table:table-cell>
          <table:table-cell office:value-type="string" calcext:value-type="string">
            <text:p>[-5.6277037 <text:s/>7.091365 <text:s text:c="2"/>5.1121874 <text:s/>7.312828 ]</text:p>
          </table:table-cell>
          <table:table-cell table:formula="of:=[.E17]-[.D17]" office:value-type="float" office:value="0.1319588" calcext:value-type="float">
            <text:p>0.1319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2739155" calcext:value-type="float">
            <text:p>3.2739155</text:p>
          </table:table-cell>
          <table:table-cell office:value-type="float" office:value="3.4180157" calcext:value-type="float">
            <text:p>3.4180157</text:p>
          </table:table-cell>
          <table:table-cell office:value-type="string" calcext:value-type="string">
            <text:p>[-5.8443174 <text:s/>7.091365 <text:s text:c="2"/>5.1121874 <text:s/>7.312828 ]</text:p>
          </table:table-cell>
          <table:table-cell table:formula="of:=[.E18]-[.D18]" office:value-type="float" office:value="0.1441002" calcext:value-type="float">
            <text:p>0.144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2067475" calcext:value-type="float">
            <text:p>3.2067475</text:p>
          </table:table-cell>
          <table:table-cell office:value-type="float" office:value="3.3656702" calcext:value-type="float">
            <text:p>3.3656702</text:p>
          </table:table-cell>
          <table:table-cell office:value-type="string" calcext:value-type="string">
            <text:p>[-6.0536995 <text:s/>7.091365 <text:s text:c="2"/>5.1121874 <text:s/>7.312828 ]</text:p>
          </table:table-cell>
          <table:table-cell table:formula="of:=[.E19]-[.D19]" office:value-type="float" office:value="0.1589227" calcext:value-type="float">
            <text:p>0.1589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235652" calcext:value-type="float">
            <text:p>3.235652</text:p>
          </table:table-cell>
          <table:table-cell office:value-type="float" office:value="3.3402104" calcext:value-type="float">
            <text:p>3.3402104</text:p>
          </table:table-cell>
          <table:table-cell office:value-type="string" calcext:value-type="string">
            <text:p>[-6.155539 <text:s text:c="2"/>7.091365 <text:s text:c="2"/>5.1121874 <text:s/>7.312828 ]</text:p>
          </table:table-cell>
          <table:table-cell table:formula="of:=[.E20]-[.D20]" office:value-type="float" office:value="0.1045584" calcext:value-type="float">
            <text:p>0.1045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.1680508" calcext:value-type="float">
            <text:p>3.1680508</text:p>
          </table:table-cell>
          <table:table-cell office:value-type="float" office:value="3.2739155" calcext:value-type="float">
            <text:p>3.2739155</text:p>
          </table:table-cell>
          <table:table-cell office:value-type="string" calcext:value-type="string">
            <text:p>[-6.420718 <text:s text:c="2"/>7.091365 <text:s text:c="2"/>5.1121874 <text:s/>7.312828 ]</text:p>
          </table:table-cell>
          <table:table-cell table:formula="of:=[.E21]-[.D21]" office:value-type="float" office:value="0.1058647" calcext:value-type="float">
            <text:p>0.1058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1076827" calcext:value-type="float">
            <text:p>3.1076827</text:p>
          </table:table-cell>
          <table:table-cell office:value-type="float" office:value="3.2067475" calcext:value-type="float">
            <text:p>3.2067475</text:p>
          </table:table-cell>
          <table:table-cell office:value-type="string" calcext:value-type="string">
            <text:p>[-6.68939 <text:s text:c="3"/>7.091365 <text:s text:c="2"/>5.1121874 <text:s/>7.312828 ]</text:p>
          </table:table-cell>
          <table:table-cell table:formula="of:=[.E22]-[.D22]" office:value-type="float" office:value="0.0990648000000003" calcext:value-type="float">
            <text:p>0.0990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1529117" calcext:value-type="float">
            <text:p>3.1529117</text:p>
          </table:table-cell>
          <table:table-cell office:value-type="float" office:value="3.235652" calcext:value-type="float">
            <text:p>3.235652</text:p>
          </table:table-cell>
          <table:table-cell office:value-type="string" calcext:value-type="string">
            <text:p>[-6.5737724 <text:s/>7.091365 <text:s text:c="2"/>5.1121874 <text:s/>7.312828 ]</text:p>
          </table:table-cell>
          <table:table-cell table:formula="of:=[.E23]-[.D23]" office:value-type="float" office:value="0.0827402999999998" calcext:value-type="float">
            <text:p>0.0827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0912495" calcext:value-type="float">
            <text:p>3.0912495</text:p>
          </table:table-cell>
          <table:table-cell office:value-type="float" office:value="3.1680508" calcext:value-type="float">
            <text:p>3.1680508</text:p>
          </table:table-cell>
          <table:table-cell office:value-type="string" calcext:value-type="string">
            <text:p>[-6.844177 <text:s text:c="2"/>7.091365 <text:s text:c="2"/>5.1121874 <text:s/>7.312828 ]</text:p>
          </table:table-cell>
          <table:table-cell table:formula="of:=[.E24]-[.D24]" office:value-type="float" office:value="0.0768013000000001" calcext:value-type="float">
            <text:p>0.0768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043345" calcext:value-type="float">
            <text:p>3.043345</text:p>
          </table:table-cell>
          <table:table-cell office:value-type="float" office:value="3.1076827" calcext:value-type="float">
            <text:p>3.1076827</text:p>
          </table:table-cell>
          <table:table-cell office:value-type="string" calcext:value-type="string">
            <text:p>[-7.08565 <text:s text:c="3"/>7.091365 <text:s text:c="2"/>5.1121874 <text:s/>7.312828 ]</text:p>
          </table:table-cell>
          <table:table-cell table:formula="of:=[.E25]-[.D25]" office:value-type="float" office:value="0.0643376999999998" calcext:value-type="float">
            <text:p>0.0643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0857553" calcext:value-type="float">
            <text:p>3.0857553</text:p>
          </table:table-cell>
          <table:table-cell office:value-type="float" office:value="3.1529117" calcext:value-type="float">
            <text:p>3.1529117</text:p>
          </table:table-cell>
          <table:table-cell office:value-type="string" calcext:value-type="string">
            <text:p>[-6.9047337 <text:s/>7.091365 <text:s text:c="2"/>5.1121874 <text:s/>7.312828 ]</text:p>
          </table:table-cell>
          <table:table-cell table:formula="of:=[.E26]-[.D26]" office:value-type="float" office:value="0.0671564" calcext:value-type="float">
            <text:p>0.0671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0318189" calcext:value-type="float">
            <text:p>3.0318189</text:p>
          </table:table-cell>
          <table:table-cell office:value-type="float" office:value="3.0912495" calcext:value-type="float">
            <text:p>3.0912495</text:p>
          </table:table-cell>
          <table:table-cell office:value-type="string" calcext:value-type="string">
            <text:p>[-7.1513824 <text:s/>7.091365 <text:s text:c="2"/>5.1121874 <text:s/>7.312828 ]</text:p>
          </table:table-cell>
          <table:table-cell table:formula="of:=[.E27]-[.D27]" office:value-type="float" office:value="0.0594305999999998" calcext:value-type="float">
            <text:p>0.0594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9955235" calcext:value-type="float">
            <text:p>2.9955235</text:p>
          </table:table-cell>
          <table:table-cell office:value-type="float" office:value="3.043345" calcext:value-type="float">
            <text:p>3.043345</text:p>
          </table:table-cell>
          <table:table-cell office:value-type="string" calcext:value-type="string">
            <text:p>[-7.343001 <text:s text:c="2"/>7.091365 <text:s text:c="2"/>5.1121874 <text:s/>7.312828 ]</text:p>
          </table:table-cell>
          <table:table-cell table:formula="of:=[.E28]-[.D28]" office:value-type="float" office:value="0.0478215" calcext:value-type="float">
            <text:p>0.0478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0293748" calcext:value-type="float">
            <text:p>3.0293748</text:p>
          </table:table-cell>
          <table:table-cell office:value-type="float" office:value="3.0857553" calcext:value-type="float">
            <text:p>3.0857553</text:p>
          </table:table-cell>
          <table:table-cell office:value-type="string" calcext:value-type="string">
            <text:p>[-7.173359 <text:s text:c="2"/>7.091365 <text:s text:c="2"/>5.1121874 <text:s/>7.312828 ]</text:p>
          </table:table-cell>
          <table:table-cell table:formula="of:=[.E29]-[.D29]" office:value-type="float" office:value="0.0563805000000004" calcext:value-type="float">
            <text:p>0.0563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9816718" calcext:value-type="float">
            <text:p>2.9816718</text:p>
          </table:table-cell>
          <table:table-cell office:value-type="float" office:value="3.0318189" calcext:value-type="float">
            <text:p>3.0318189</text:p>
          </table:table-cell>
          <table:table-cell office:value-type="string" calcext:value-type="string">
            <text:p>[-7.3891044 <text:s/>7.091365 <text:s text:c="2"/>5.1121874 <text:s/>7.312828 ]</text:p>
          </table:table-cell>
          <table:table-cell table:formula="of:=[.E30]-[.D30]" office:value-type="float" office:value="0.0501471000000002" calcext:value-type="float">
            <text:p>0.0501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o - Signs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9519863" calcext:value-type="float">
            <text:p>2.9519863</text:p>
          </table:table-cell>
          <table:table-cell office:value-type="float" office:value="2.9955235" calcext:value-type="float">
            <text:p>2.9955235</text:p>
          </table:table-cell>
          <table:table-cell office:value-type="string" calcext:value-type="string">
            <text:p>[-7.5342865 <text:s/>7.091365 <text:s text:c="2"/>5.1121874 <text:s/>7.312828 ]</text:p>
          </table:table-cell>
          <table:table-cell table:formula="of:=[.E31]-[.D31]" office:value-type="float" office:value="0.0435371999999998" calcext:value-type="float">
            <text:p>0.043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.066607" calcext:value-type="float">
            <text:p>5.066607</text:p>
          </table:table-cell>
          <table:table-cell office:value-type="float" office:value="5.7957764" calcext:value-type="float">
            <text:p>5.7957764</text:p>
          </table:table-cell>
          <table:table-cell office:value-type="string" calcext:value-type="string">
            <text:p>[9.9653225 4.0450997 2.10497 <text:s text:c="2"/>7.0677156]</text:p>
          </table:table-cell>
          <table:table-cell table:formula="of:=[.E32]-[.D32]" office:value-type="float" office:value="0.7291694" calcext:value-type="float">
            <text:p>0.7291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993738" calcext:value-type="float">
            <text:p>4.993738</text:p>
          </table:table-cell>
          <table:table-cell office:value-type="float" office:value="3.61173" calcext:value-type="float">
            <text:p>3.61173</text:p>
          </table:table-cell>
          <table:table-cell office:value-type="string" calcext:value-type="string">
            <text:p>[1.2291349 4.0450997 2.10497 <text:s text:c="2"/>7.0677156]</text:p>
          </table:table-cell>
          <table:table-cell table:formula="of:=[.E33]-[.D33]" office:value-type="float" office:value="-1.382008" calcext:value-type="float">
            <text:p>-1.38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9143767" calcext:value-type="float">
            <text:p>4.9143767</text:p>
          </table:table-cell>
          <table:table-cell office:value-type="float" office:value="3.5477247" calcext:value-type="float">
            <text:p>3.5477247</text:p>
          </table:table-cell>
          <table:table-cell office:value-type="string" calcext:value-type="string">
            <text:p>[0.9731129 4.0450997 2.10497 <text:s text:c="2"/>7.0677156]</text:p>
          </table:table-cell>
          <table:table-cell table:formula="of:=[.E34]-[.D34]" office:value-type="float" office:value="-1.366652" calcext:value-type="float">
            <text:p>-1.366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.027238" calcext:value-type="float">
            <text:p>5.027238</text:p>
          </table:table-cell>
          <table:table-cell office:value-type="float" office:value="5.066607" calcext:value-type="float">
            <text:p>5.066607</text:p>
          </table:table-cell>
          <table:table-cell office:value-type="string" calcext:value-type="string">
            <text:p>[7.0486426 4.0450997 2.10497 <text:s text:c="2"/>7.0677156]</text:p>
          </table:table-cell>
          <table:table-cell table:formula="of:=[.E35]-[.D35]" office:value-type="float" office:value="0.0393690000000007" calcext:value-type="float">
            <text:p>0.039369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.999345" calcext:value-type="float">
            <text:p>4.999345</text:p>
          </table:table-cell>
          <table:table-cell office:value-type="float" office:value="4.993738" calcext:value-type="float">
            <text:p>4.993738</text:p>
          </table:table-cell>
          <table:table-cell office:value-type="string" calcext:value-type="string">
            <text:p>[6.7571683 4.0450997 2.10497 <text:s text:c="2"/>7.0677156]</text:p>
          </table:table-cell>
          <table:table-cell table:formula="of:=[.E36]-[.D36]" office:value-type="float" office:value="-0.00560700000000036" calcext:value-type="float">
            <text:p>-0.005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4.9582863" calcext:value-type="float">
            <text:p>4.9582863</text:p>
          </table:table-cell>
          <table:table-cell office:value-type="float" office:value="4.9143767" calcext:value-type="float">
            <text:p>4.9143767</text:p>
          </table:table-cell>
          <table:table-cell office:value-type="string" calcext:value-type="string">
            <text:p>[6.4397216 4.0450997 2.10497 <text:s text:c="2"/>7.0677156]</text:p>
          </table:table-cell>
          <table:table-cell table:formula="of:=[.E37]-[.D37]" office:value-type="float" office:value="-0.0439096000000001" calcext:value-type="float">
            <text:p>-0.0439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.7805233" calcext:value-type="float">
            <text:p>4.7805233</text:p>
          </table:table-cell>
          <table:table-cell office:value-type="float" office:value="5.027238" calcext:value-type="float">
            <text:p>5.027238</text:p>
          </table:table-cell>
          <table:table-cell office:value-type="string" calcext:value-type="string">
            <text:p>[6.8911653 4.0450997 2.10497 <text:s text:c="2"/>7.0677156]</text:p>
          </table:table-cell>
          <table:table-cell table:formula="of:=[.E38]-[.D38]" office:value-type="float" office:value="0.2467147" calcext:value-type="float">
            <text:p>0.2467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.755594" calcext:value-type="float">
            <text:p>4.755594</text:p>
          </table:table-cell>
          <table:table-cell office:value-type="float" office:value="4.999345" calcext:value-type="float">
            <text:p>4.999345</text:p>
          </table:table-cell>
          <table:table-cell office:value-type="string" calcext:value-type="string">
            <text:p>[6.779595 <text:s/>4.0450997 2.10497 <text:s text:c="2"/>7.0677156]</text:p>
          </table:table-cell>
          <table:table-cell table:formula="of:=[.E39]-[.D39]" office:value-type="float" office:value="0.243751" calcext:value-type="float">
            <text:p>0.243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.7244573" calcext:value-type="float">
            <text:p>4.7244573</text:p>
          </table:table-cell>
          <table:table-cell office:value-type="float" office:value="4.9582863" calcext:value-type="float">
            <text:p>4.9582863</text:p>
          </table:table-cell>
          <table:table-cell office:value-type="string" calcext:value-type="string">
            <text:p>[6.61536 <text:s text:c="2"/>4.0450997 2.10497 <text:s text:c="2"/>7.0677156]</text:p>
          </table:table-cell>
          <table:table-cell table:formula="of:=[.E40]-[.D40]" office:value-type="float" office:value="0.233829" calcext:value-type="float">
            <text:p>0.233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.492577" calcext:value-type="float">
            <text:p>4.492577</text:p>
          </table:table-cell>
          <table:table-cell office:value-type="float" office:value="4.7805233" calcext:value-type="float">
            <text:p>4.7805233</text:p>
          </table:table-cell>
          <table:table-cell office:value-type="string" calcext:value-type="string">
            <text:p>[5.9043074 4.0450997 2.10497 <text:s text:c="2"/>7.0677156]</text:p>
          </table:table-cell>
          <table:table-cell table:formula="of:=[.E41]-[.D41]" office:value-type="float" office:value="0.2879463" calcext:value-type="float">
            <text:p>0.2879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4.4264264" calcext:value-type="float">
            <text:p>4.4264264</text:p>
          </table:table-cell>
          <table:table-cell office:value-type="float" office:value="4.755594" calcext:value-type="float">
            <text:p>4.755594</text:p>
          </table:table-cell>
          <table:table-cell office:value-type="string" calcext:value-type="string">
            <text:p>[5.80459 <text:s text:c="2"/>4.0450997 2.10497 <text:s text:c="2"/>7.0677156]</text:p>
          </table:table-cell>
          <table:table-cell table:formula="of:=[.E42]-[.D42]" office:value-type="float" office:value="0.3291676" calcext:value-type="float">
            <text:p>0.3291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4.3366017" calcext:value-type="float">
            <text:p>4.3366017</text:p>
          </table:table-cell>
          <table:table-cell office:value-type="float" office:value="4.7244573" calcext:value-type="float">
            <text:p>4.7244573</text:p>
          </table:table-cell>
          <table:table-cell office:value-type="string" calcext:value-type="string">
            <text:p>[5.680043 <text:s/>4.0450997 2.10497 <text:s text:c="2"/>7.0677156]</text:p>
          </table:table-cell>
          <table:table-cell table:formula="of:=[.E43]-[.D43]" office:value-type="float" office:value="0.3878556" calcext:value-type="float">
            <text:p>0.3878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.2491846" calcext:value-type="float">
            <text:p>4.2491846</text:p>
          </table:table-cell>
          <table:table-cell office:value-type="float" office:value="4.492577" calcext:value-type="float">
            <text:p>4.492577</text:p>
          </table:table-cell>
          <table:table-cell office:value-type="string" calcext:value-type="string">
            <text:p>[4.7525234 4.0450997 2.10497 <text:s text:c="2"/>7.0677156]</text:p>
          </table:table-cell>
          <table:table-cell table:formula="of:=[.E44]-[.D44]" office:value-type="float" office:value="0.243392399999999" calcext:value-type="float">
            <text:p>0.2433923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.1625395" calcext:value-type="float">
            <text:p>4.1625395</text:p>
          </table:table-cell>
          <table:table-cell office:value-type="float" office:value="4.4264264" calcext:value-type="float">
            <text:p>4.4264264</text:p>
          </table:table-cell>
          <table:table-cell office:value-type="string" calcext:value-type="string">
            <text:p>[4.48792 <text:s text:c="2"/>4.0450997 2.10497 <text:s text:c="2"/>7.0677156]</text:p>
          </table:table-cell>
          <table:table-cell table:formula="of:=[.E45]-[.D45]" office:value-type="float" office:value="0.2638869" calcext:value-type="float">
            <text:p>0.2638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069916" calcext:value-type="float">
            <text:p>4.069916</text:p>
          </table:table-cell>
          <table:table-cell office:value-type="float" office:value="4.3366017" calcext:value-type="float">
            <text:p>4.3366017</text:p>
          </table:table-cell>
          <table:table-cell office:value-type="string" calcext:value-type="string">
            <text:p>[4.128621 <text:s/>4.0450997 2.10497 <text:s text:c="2"/>7.0677156]</text:p>
          </table:table-cell>
          <table:table-cell table:formula="of:=[.E46]-[.D46]" office:value-type="float" office:value="0.2666857" calcext:value-type="float">
            <text:p>0.2666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.060115" calcext:value-type="float">
            <text:p>4.060115</text:p>
          </table:table-cell>
          <table:table-cell office:value-type="float" office:value="4.2491846" calcext:value-type="float">
            <text:p>4.2491846</text:p>
          </table:table-cell>
          <table:table-cell office:value-type="string" calcext:value-type="string">
            <text:p>[3.7789521 4.0450997 2.10497 <text:s text:c="2"/>7.0677156]</text:p>
          </table:table-cell>
          <table:table-cell table:formula="of:=[.E47]-[.D47]" office:value-type="float" office:value="0.189069600000001" calcext:value-type="float">
            <text:p>0.189069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9750898" calcext:value-type="float">
            <text:p>3.9750898</text:p>
          </table:table-cell>
          <table:table-cell office:value-type="float" office:value="4.1625395" calcext:value-type="float">
            <text:p>4.1625395</text:p>
          </table:table-cell>
          <table:table-cell office:value-type="string" calcext:value-type="string">
            <text:p>[3.4323735 4.0450997 2.10497 <text:s text:c="2"/>7.0677156]</text:p>
          </table:table-cell>
          <table:table-cell table:formula="of:=[.E48]-[.D48]" office:value-type="float" office:value="0.1874497" calcext:value-type="float">
            <text:p>0.1874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9026415" calcext:value-type="float">
            <text:p>3.9026415</text:p>
          </table:table-cell>
          <table:table-cell office:value-type="float" office:value="4.069916" calcext:value-type="float">
            <text:p>4.069916</text:p>
          </table:table-cell>
          <table:table-cell office:value-type="string" calcext:value-type="string">
            <text:p>[3.0618777 4.0450997 2.10497 <text:s text:c="2"/>7.0677156]</text:p>
          </table:table-cell>
          <table:table-cell table:formula="of:=[.E49]-[.D49]" office:value-type="float" office:value="0.1672745" calcext:value-type="float">
            <text:p>0.167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9121344" calcext:value-type="float">
            <text:p>3.9121344</text:p>
          </table:table-cell>
          <table:table-cell office:value-type="float" office:value="4.060115" calcext:value-type="float">
            <text:p>4.060115</text:p>
          </table:table-cell>
          <table:table-cell office:value-type="string" calcext:value-type="string">
            <text:p>[3.0226734 4.0450997 2.10497 <text:s text:c="2"/>7.0677156]</text:p>
          </table:table-cell>
          <table:table-cell table:formula="of:=[.E50]-[.D50]" office:value-type="float" office:value="0.1479806" calcext:value-type="float">
            <text:p>0.1479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.8321452" calcext:value-type="float">
            <text:p>3.8321452</text:p>
          </table:table-cell>
          <table:table-cell office:value-type="float" office:value="3.9750898" calcext:value-type="float">
            <text:p>3.9750898</text:p>
          </table:table-cell>
          <table:table-cell office:value-type="string" calcext:value-type="string">
            <text:p>[2.682574 <text:s/>4.0450997 2.10497 <text:s text:c="2"/>7.0677156]</text:p>
          </table:table-cell>
          <table:table-cell table:formula="of:=[.E51]-[.D51]" office:value-type="float" office:value="0.1429446" calcext:value-type="float">
            <text:p>0.1429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7660227" calcext:value-type="float">
            <text:p>3.7660227</text:p>
          </table:table-cell>
          <table:table-cell office:value-type="float" office:value="3.9026415" calcext:value-type="float">
            <text:p>3.9026415</text:p>
          </table:table-cell>
          <table:table-cell office:value-type="string" calcext:value-type="string">
            <text:p>[2.392781 <text:s/>4.0450997 2.10497 <text:s text:c="2"/>7.0677156]</text:p>
          </table:table-cell>
          <table:table-cell table:formula="of:=[.E52]-[.D52]" office:value-type="float" office:value="0.1366188" calcext:value-type="float">
            <text:p>0.1366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7931778" calcext:value-type="float">
            <text:p>3.7931778</text:p>
          </table:table-cell>
          <table:table-cell office:value-type="float" office:value="3.9121344" calcext:value-type="float">
            <text:p>3.9121344</text:p>
          </table:table-cell>
          <table:table-cell office:value-type="string" calcext:value-type="string">
            <text:p>[2.4307518 4.0450997 2.10497 <text:s text:c="2"/>7.0677156]</text:p>
          </table:table-cell>
          <table:table-cell table:formula="of:=[.E53]-[.D53]" office:value-type="float" office:value="0.1189566" calcext:value-type="float">
            <text:p>0.1189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7181115" calcext:value-type="float">
            <text:p>3.7181115</text:p>
          </table:table-cell>
          <table:table-cell office:value-type="float" office:value="3.8321452" calcext:value-type="float">
            <text:p>3.8321452</text:p>
          </table:table-cell>
          <table:table-cell office:value-type="string" calcext:value-type="string">
            <text:p>[2.1107957 4.0450997 2.10497 <text:s text:c="2"/>7.0677156]</text:p>
          </table:table-cell>
          <table:table-cell table:formula="of:=[.E54]-[.D54]" office:value-type="float" office:value="0.1140337" calcext:value-type="float">
            <text:p>0.1140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6573496" calcext:value-type="float">
            <text:p>3.6573496</text:p>
          </table:table-cell>
          <table:table-cell office:value-type="float" office:value="3.7660227" calcext:value-type="float">
            <text:p>3.7660227</text:p>
          </table:table-cell>
          <table:table-cell office:value-type="string" calcext:value-type="string">
            <text:p>[1.8463058 4.0450997 2.10497 <text:s text:c="2"/>7.0677156]</text:p>
          </table:table-cell>
          <table:table-cell table:formula="of:=[.E55]-[.D55]" office:value-type="float" office:value="0.1086731" calcext:value-type="float">
            <text:p>0.1086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6949546" calcext:value-type="float">
            <text:p>3.6949546</text:p>
          </table:table-cell>
          <table:table-cell office:value-type="float" office:value="3.7931778" calcext:value-type="float">
            <text:p>3.7931778</text:p>
          </table:table-cell>
          <table:table-cell office:value-type="string" calcext:value-type="string">
            <text:p>[1.954926 <text:s/>4.0450997 2.10497 <text:s text:c="2"/>7.0677156]</text:p>
          </table:table-cell>
          <table:table-cell table:formula="of:=[.E56]-[.D56]" office:value-type="float" office:value="0.0982232000000001" calcext:value-type="float">
            <text:p>0.098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6250424" calcext:value-type="float">
            <text:p>3.6250424</text:p>
          </table:table-cell>
          <table:table-cell office:value-type="float" office:value="3.7181115" calcext:value-type="float">
            <text:p>3.7181115</text:p>
          </table:table-cell>
          <table:table-cell office:value-type="string" calcext:value-type="string">
            <text:p>[1.6546609 4.0450997 2.10497 <text:s text:c="2"/>7.0677156]</text:p>
          </table:table-cell>
          <table:table-cell table:formula="of:=[.E57]-[.D57]" office:value-type="float" office:value="0.0930691000000001" calcext:value-type="float">
            <text:p>0.0930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.566601" calcext:value-type="float">
            <text:p>3.566601</text:p>
          </table:table-cell>
          <table:table-cell office:value-type="float" office:value="3.6573496" calcext:value-type="float">
            <text:p>3.6573496</text:p>
          </table:table-cell>
          <table:table-cell office:value-type="string" calcext:value-type="string">
            <text:p>[1.4116132 4.0450997 2.10497 <text:s text:c="2"/>7.0677156]</text:p>
          </table:table-cell>
          <table:table-cell table:formula="of:=[.E58]-[.D58]" office:value-type="float" office:value="0.0907486" calcext:value-type="float">
            <text:p>0.090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61173" calcext:value-type="float">
            <text:p>3.61173</text:p>
          </table:table-cell>
          <table:table-cell office:value-type="float" office:value="3.6949546" calcext:value-type="float">
            <text:p>3.6949546</text:p>
          </table:table-cell>
          <table:table-cell office:value-type="string" calcext:value-type="string">
            <text:p>[1.5620329 4.0450997 2.10497 <text:s text:c="2"/>7.0677156]</text:p>
          </table:table-cell>
          <table:table-cell table:formula="of:=[.E59]-[.D59]" office:value-type="float" office:value="0.0832245999999999" calcext:value-type="float">
            <text:p>0.083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3.5477247" calcext:value-type="float">
            <text:p>3.5477247</text:p>
          </table:table-cell>
          <table:table-cell office:value-type="float" office:value="3.6250424" calcext:value-type="float">
            <text:p>3.6250424</text:p>
          </table:table-cell>
          <table:table-cell office:value-type="string" calcext:value-type="string">
            <text:p>[1.2823838 4.0450997 2.10497 <text:s text:c="2"/>7.0677156]</text:p>
          </table:table-cell>
          <table:table-cell table:formula="of:=[.E60]-[.D60]" office:value-type="float" office:value="0.0773177" calcext:value-type="float">
            <text:p>0.0773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viul feat. The Fiend - Widow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.493846" calcext:value-type="float">
            <text:p>3.493846</text:p>
          </table:table-cell>
          <table:table-cell office:value-type="float" office:value="3.566601" calcext:value-type="float">
            <text:p>3.566601</text:p>
          </table:table-cell>
          <table:table-cell office:value-type="string" calcext:value-type="string">
            <text:p>[1.0486188 4.0450997 2.10497 <text:s text:c="2"/>7.0677156]</text:p>
          </table:table-cell>
          <table:table-cell table:formula="of:=[.E61]-[.D61]" office:value-type="float" office:value="0.0727549999999999" calcext:value-type="float">
            <text:p>0.072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.3761578" calcext:value-type="float">
            <text:p>5.3761578</text:p>
          </table:table-cell>
          <table:table-cell office:value-type="float" office:value="6.2368846" calcext:value-type="float">
            <text:p>6.2368846</text:p>
          </table:table-cell>
          <table:table-cell office:value-type="string" calcext:value-type="string">
            <text:p>[5.901778 <text:s/>4.2193274 5.549469 <text:s/>9.276964 ]</text:p>
          </table:table-cell>
          <table:table-cell table:formula="of:=[.E62]-[.D62]" office:value-type="float" office:value="0.8607268" calcext:value-type="float">
            <text:p>0.8607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.2781043" calcext:value-type="float">
            <text:p>5.2781043</text:p>
          </table:table-cell>
          <table:table-cell office:value-type="float" office:value="4.805549" calcext:value-type="float">
            <text:p>4.805549</text:p>
          </table:table-cell>
          <table:table-cell office:value-type="string" calcext:value-type="string">
            <text:p>[0.17643654 4.2193274 <text:s/>5.549469 <text:s text:c="2"/>9.276964 <text:s/>]</text:p>
          </table:table-cell>
          <table:table-cell table:formula="of:=[.E63]-[.D63]" office:value-type="float" office:value="-0.4725553" calcext:value-type="float">
            <text:p>-0.4725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.1744976" calcext:value-type="float">
            <text:p>5.1744976</text:p>
          </table:table-cell>
          <table:table-cell office:value-type="float" office:value="4.772792" calcext:value-type="float">
            <text:p>4.772792</text:p>
          </table:table-cell>
          <table:table-cell office:value-type="string" calcext:value-type="string">
            <text:p>[0.04540756 4.2193274 <text:s/>5.549469 <text:s text:c="2"/>9.276964 <text:s/>]</text:p>
          </table:table-cell>
          <table:table-cell table:formula="of:=[.E64]-[.D64]" office:value-type="float" office:value="-0.4017056" calcext:value-type="float">
            <text:p>-0.401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.3129406" calcext:value-type="float">
            <text:p>5.3129406</text:p>
          </table:table-cell>
          <table:table-cell office:value-type="float" office:value="5.3761578" calcext:value-type="float">
            <text:p>5.3761578</text:p>
          </table:table-cell>
          <table:table-cell office:value-type="string" calcext:value-type="string">
            <text:p>[2.4588695 4.2193274 5.549469 <text:s/>9.276964 ]</text:p>
          </table:table-cell>
          <table:table-cell table:formula="of:=[.E65]-[.D65]" office:value-type="float" office:value="0.0632171999999995" calcext:value-type="float">
            <text:p>0.063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.221971" calcext:value-type="float">
            <text:p>5.221971</text:p>
          </table:table-cell>
          <table:table-cell office:value-type="float" office:value="5.2781043" calcext:value-type="float">
            <text:p>5.2781043</text:p>
          </table:table-cell>
          <table:table-cell office:value-type="string" calcext:value-type="string">
            <text:p>[2.0666568 4.2193274 5.549469 <text:s/>9.276964 ]</text:p>
          </table:table-cell>
          <table:table-cell table:formula="of:=[.E66]-[.D66]" office:value-type="float" office:value="0.0561332999999999" calcext:value-type="float">
            <text:p>0.0561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.154258" calcext:value-type="float">
            <text:p>5.154258</text:p>
          </table:table-cell>
          <table:table-cell office:value-type="float" office:value="5.1744976" calcext:value-type="float">
            <text:p>5.1744976</text:p>
          </table:table-cell>
          <table:table-cell office:value-type="string" calcext:value-type="string">
            <text:p>[1.65223 <text:s text:c="2"/>4.2193274 5.549469 <text:s/>9.276964 ]</text:p>
          </table:table-cell>
          <table:table-cell table:formula="of:=[.E67]-[.D67]" office:value-type="float" office:value="0.0202396" calcext:value-type="float">
            <text:p>0.0202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.228469" calcext:value-type="float">
            <text:p>5.228469</text:p>
          </table:table-cell>
          <table:table-cell office:value-type="float" office:value="5.3129406" calcext:value-type="float">
            <text:p>5.3129406</text:p>
          </table:table-cell>
          <table:table-cell office:value-type="string" calcext:value-type="string">
            <text:p>[2.2060025 4.2193274 5.549469 <text:s/>9.276964 ]</text:p>
          </table:table-cell>
          <table:table-cell table:formula="of:=[.E68]-[.D68]" office:value-type="float" office:value="0.0844716000000005" calcext:value-type="float">
            <text:p>0.084471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.184579" calcext:value-type="float">
            <text:p>5.184579</text:p>
          </table:table-cell>
          <table:table-cell office:value-type="float" office:value="5.221971" calcext:value-type="float">
            <text:p>5.221971</text:p>
          </table:table-cell>
          <table:table-cell office:value-type="string" calcext:value-type="string">
            <text:p>[1.842123 <text:s/>4.2193274 5.549469 <text:s/>9.276964 ]</text:p>
          </table:table-cell>
          <table:table-cell table:formula="of:=[.E69]-[.D69]" office:value-type="float" office:value="0.0373919999999996" calcext:value-type="float">
            <text:p>0.037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161914" calcext:value-type="float">
            <text:p>5.161914</text:p>
          </table:table-cell>
          <table:table-cell office:value-type="float" office:value="5.154258" calcext:value-type="float">
            <text:p>5.154258</text:p>
          </table:table-cell>
          <table:table-cell office:value-type="string" calcext:value-type="string">
            <text:p>[1.5712712 4.2193274 5.549469 <text:s/>9.276964 ]</text:p>
          </table:table-cell>
          <table:table-cell table:formula="of:=[.E70]-[.D70]" office:value-type="float" office:value="-0.00765600000000077" calcext:value-type="float">
            <text:p>-0.007656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.142853" calcext:value-type="float">
            <text:p>5.142853</text:p>
          </table:table-cell>
          <table:table-cell office:value-type="float" office:value="5.228469" calcext:value-type="float">
            <text:p>5.228469</text:p>
          </table:table-cell>
          <table:table-cell office:value-type="string" calcext:value-type="string">
            <text:p>[1.8681146 4.2193274 5.549469 <text:s/>9.276964 ]</text:p>
          </table:table-cell>
          <table:table-cell table:formula="of:=[.E71]-[.D71]" office:value-type="float" office:value="0.0856159999999999" calcext:value-type="float">
            <text:p>0.085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.1104894" calcext:value-type="float">
            <text:p>5.1104894</text:p>
          </table:table-cell>
          <table:table-cell office:value-type="float" office:value="5.184579" calcext:value-type="float">
            <text:p>5.184579</text:p>
          </table:table-cell>
          <table:table-cell office:value-type="string" calcext:value-type="string">
            <text:p>[1.6925559 4.2193274 5.549469 <text:s/>9.276964 ]</text:p>
          </table:table-cell>
          <table:table-cell table:formula="of:=[.E72]-[.D72]" office:value-type="float" office:value="0.0740896000000006" calcext:value-type="float">
            <text:p>0.074089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5.0869517" calcext:value-type="float">
            <text:p>5.0869517</text:p>
          </table:table-cell>
          <table:table-cell office:value-type="float" office:value="5.161914" calcext:value-type="float">
            <text:p>5.161914</text:p>
          </table:table-cell>
          <table:table-cell office:value-type="string" calcext:value-type="string">
            <text:p>[1.6018952 4.2193274 5.549469 <text:s/>9.276964 ]</text:p>
          </table:table-cell>
          <table:table-cell table:formula="of:=[.E73]-[.D73]" office:value-type="float" office:value="0.0749623000000002" calcext:value-type="float">
            <text:p>0.074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.0602694" calcext:value-type="float">
            <text:p>5.0602694</text:p>
          </table:table-cell>
          <table:table-cell office:value-type="float" office:value="5.142853" calcext:value-type="float">
            <text:p>5.142853</text:p>
          </table:table-cell>
          <table:table-cell office:value-type="string" calcext:value-type="string">
            <text:p>[1.52565 <text:s text:c="2"/>4.2193274 5.549469 <text:s/>9.276964 ]</text:p>
          </table:table-cell>
          <table:table-cell table:formula="of:=[.E74]-[.D74]" office:value-type="float" office:value="0.0825835999999995" calcext:value-type="float">
            <text:p>0.0825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.021905" calcext:value-type="float">
            <text:p>5.021905</text:p>
          </table:table-cell>
          <table:table-cell office:value-type="float" office:value="5.1104894" calcext:value-type="float">
            <text:p>5.1104894</text:p>
          </table:table-cell>
          <table:table-cell office:value-type="string" calcext:value-type="string">
            <text:p>[1.3961973 4.2193274 5.549469 <text:s/>9.276964 ]</text:p>
          </table:table-cell>
          <table:table-cell table:formula="of:=[.E75]-[.D75]" office:value-type="float" office:value="0.0885843999999993" calcext:value-type="float">
            <text:p>0.0885843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9850483" calcext:value-type="float">
            <text:p>4.9850483</text:p>
          </table:table-cell>
          <table:table-cell office:value-type="float" office:value="5.0869517" calcext:value-type="float">
            <text:p>5.0869517</text:p>
          </table:table-cell>
          <table:table-cell office:value-type="string" calcext:value-type="string">
            <text:p>[1.3020468 4.2193274 5.549469 <text:s/>9.276964 ]</text:p>
          </table:table-cell>
          <table:table-cell table:formula="of:=[.E76]-[.D76]" office:value-type="float" office:value="0.1019034" calcext:value-type="float">
            <text:p>0.1019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.988927" calcext:value-type="float">
            <text:p>4.988927</text:p>
          </table:table-cell>
          <table:table-cell office:value-type="float" office:value="5.0602694" calcext:value-type="float">
            <text:p>5.0602694</text:p>
          </table:table-cell>
          <table:table-cell office:value-type="string" calcext:value-type="string">
            <text:p>[1.195317 <text:s/>4.2193274 5.549469 <text:s/>9.276964 ]</text:p>
          </table:table-cell>
          <table:table-cell table:formula="of:=[.E77]-[.D77]" office:value-type="float" office:value="0.0713423999999998" calcext:value-type="float">
            <text:p>0.0713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4.947528" calcext:value-type="float">
            <text:p>4.947528</text:p>
          </table:table-cell>
          <table:table-cell office:value-type="float" office:value="5.021905" calcext:value-type="float">
            <text:p>5.021905</text:p>
          </table:table-cell>
          <table:table-cell office:value-type="string" calcext:value-type="string">
            <text:p>[1.0418589 4.2193274 5.549469 <text:s/>9.276964 ]</text:p>
          </table:table-cell>
          <table:table-cell table:formula="of:=[.E78]-[.D78]" office:value-type="float" office:value="0.0743770000000001" calcext:value-type="float">
            <text:p>0.074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4.9110346" calcext:value-type="float">
            <text:p>4.9110346</text:p>
          </table:table-cell>
          <table:table-cell office:value-type="float" office:value="4.9850483" calcext:value-type="float">
            <text:p>4.9850483</text:p>
          </table:table-cell>
          <table:table-cell office:value-type="string" calcext:value-type="string">
            <text:p>[0.89443266 4.2193274 <text:s/>5.549469 <text:s text:c="2"/>9.276964 <text:s/>]</text:p>
          </table:table-cell>
          <table:table-cell table:formula="of:=[.E79]-[.D79]" office:value-type="float" office:value="0.0740137000000001" calcext:value-type="float">
            <text:p>0.074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.930013" calcext:value-type="float">
            <text:p>4.930013</text:p>
          </table:table-cell>
          <table:table-cell office:value-type="float" office:value="4.988927" calcext:value-type="float">
            <text:p>4.988927</text:p>
          </table:table-cell>
          <table:table-cell office:value-type="string" calcext:value-type="string">
            <text:p>[0.9099479 4.2193274 5.549469 <text:s/>9.276964 ]</text:p>
          </table:table-cell>
          <table:table-cell table:formula="of:=[.E80]-[.D80]" office:value-type="float" office:value="0.0589140000000006" calcext:value-type="float">
            <text:p>0.058914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4.8897386" calcext:value-type="float">
            <text:p>4.8897386</text:p>
          </table:table-cell>
          <table:table-cell office:value-type="float" office:value="4.947528" calcext:value-type="float">
            <text:p>4.947528</text:p>
          </table:table-cell>
          <table:table-cell office:value-type="string" calcext:value-type="string">
            <text:p>[0.7443508 4.2193274 5.549469 <text:s/>9.276964 ]</text:p>
          </table:table-cell>
          <table:table-cell table:formula="of:=[.E81]-[.D81]" office:value-type="float" office:value="0.0577893999999999" calcext:value-type="float">
            <text:p>0.0577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4.857465" calcext:value-type="float">
            <text:p>4.857465</text:p>
          </table:table-cell>
          <table:table-cell office:value-type="float" office:value="4.9110346" calcext:value-type="float">
            <text:p>4.9110346</text:p>
          </table:table-cell>
          <table:table-cell office:value-type="string" calcext:value-type="string">
            <text:p>[0.59837884 4.2193274 <text:s/>5.549469 <text:s text:c="2"/>9.276964 <text:s/>]</text:p>
          </table:table-cell>
          <table:table-cell table:formula="of:=[.E82]-[.D82]" office:value-type="float" office:value="0.0535695999999994" calcext:value-type="float">
            <text:p>0.0535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4.881376" calcext:value-type="float">
            <text:p>4.881376</text:p>
          </table:table-cell>
          <table:table-cell office:value-type="float" office:value="4.930013" calcext:value-type="float">
            <text:p>4.930013</text:p>
          </table:table-cell>
          <table:table-cell office:value-type="string" calcext:value-type="string">
            <text:p>[0.67429274 4.2193274 <text:s/>5.549469 <text:s text:c="2"/>9.276964 <text:s/>]</text:p>
          </table:table-cell>
          <table:table-cell table:formula="of:=[.E83]-[.D83]" office:value-type="float" office:value="0.0486369999999994" calcext:value-type="float">
            <text:p>0.048636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4.84384" calcext:value-type="float">
            <text:p>4.84384</text:p>
          </table:table-cell>
          <table:table-cell office:value-type="float" office:value="4.8897386" calcext:value-type="float">
            <text:p>4.8897386</text:p>
          </table:table-cell>
          <table:table-cell office:value-type="string" calcext:value-type="string">
            <text:p>[0.51319355 4.2193274 <text:s/>5.549469 <text:s text:c="2"/>9.276964 <text:s/>]</text:p>
          </table:table-cell>
          <table:table-cell table:formula="of:=[.E84]-[.D84]" office:value-type="float" office:value="0.0458986000000001" calcext:value-type="float">
            <text:p>0.0458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4.816506" calcext:value-type="float">
            <text:p>4.816506</text:p>
          </table:table-cell>
          <table:table-cell office:value-type="float" office:value="4.857465" calcext:value-type="float">
            <text:p>4.857465</text:p>
          </table:table-cell>
          <table:table-cell office:value-type="string" calcext:value-type="string">
            <text:p>[0.38409775 4.2193274 <text:s/>5.549469 <text:s text:c="2"/>9.276964 <text:s/>]</text:p>
          </table:table-cell>
          <table:table-cell table:formula="of:=[.E85]-[.D85]" office:value-type="float" office:value="0.040959" calcext:value-type="float">
            <text:p>0.040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.8405313" calcext:value-type="float">
            <text:p>4.8405313</text:p>
          </table:table-cell>
          <table:table-cell office:value-type="float" office:value="4.881376" calcext:value-type="float">
            <text:p>4.881376</text:p>
          </table:table-cell>
          <table:table-cell office:value-type="string" calcext:value-type="string">
            <text:p>[0.47974226 4.2193274 <text:s/>5.549469 <text:s text:c="2"/>9.276964 <text:s/>]</text:p>
          </table:table-cell>
          <table:table-cell table:formula="of:=[.E86]-[.D86]" office:value-type="float" office:value="0.0408447000000001" calcext:value-type="float">
            <text:p>0.0408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.8056617" calcext:value-type="float">
            <text:p>4.8056617</text:p>
          </table:table-cell>
          <table:table-cell office:value-type="float" office:value="4.84384" calcext:value-type="float">
            <text:p>4.84384</text:p>
          </table:table-cell>
          <table:table-cell office:value-type="string" calcext:value-type="string">
            <text:p>[0.32959974 4.2193274 <text:s/>5.549469 <text:s text:c="2"/>9.276964 <text:s/>]</text:p>
          </table:table-cell>
          <table:table-cell table:formula="of:=[.E87]-[.D87]" office:value-type="float" office:value="0.0381783000000002" calcext:value-type="float">
            <text:p>0.0381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.7805843" calcext:value-type="float">
            <text:p>4.7805843</text:p>
          </table:table-cell>
          <table:table-cell office:value-type="float" office:value="4.816506" calcext:value-type="float">
            <text:p>4.816506</text:p>
          </table:table-cell>
          <table:table-cell office:value-type="string" calcext:value-type="string">
            <text:p>[0.22026339 4.2193274 <text:s/>5.549469 <text:s text:c="2"/>9.276964 <text:s/>]</text:p>
          </table:table-cell>
          <table:table-cell table:formula="of:=[.E88]-[.D88]" office:value-type="float" office:value="0.0359217000000003" calcext:value-type="float">
            <text:p>0.0359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4.805549" calcext:value-type="float">
            <text:p>4.805549</text:p>
          </table:table-cell>
          <table:table-cell office:value-type="float" office:value="4.8405313" calcext:value-type="float">
            <text:p>4.8405313</text:p>
          </table:table-cell>
          <table:table-cell office:value-type="string" calcext:value-type="string">
            <text:p>[0.3163656 4.2193274 5.549469 <text:s/>9.276964 ]</text:p>
          </table:table-cell>
          <table:table-cell table:formula="of:=[.E89]-[.D89]" office:value-type="float" office:value="0.0349823000000002" calcext:value-type="float">
            <text:p>0.0349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4.772792" calcext:value-type="float">
            <text:p>4.772792</text:p>
          </table:table-cell>
          <table:table-cell office:value-type="float" office:value="4.8056617" calcext:value-type="float">
            <text:p>4.8056617</text:p>
          </table:table-cell>
          <table:table-cell office:value-type="string" calcext:value-type="string">
            <text:p>[0.17688541 4.2193274 <text:s/>5.549469 <text:s text:c="2"/>9.276964 <text:s/>]</text:p>
          </table:table-cell>
          <table:table-cell table:formula="of:=[.E90]-[.D90]" office:value-type="float" office:value="0.0328697" calcext:value-type="float">
            <text:p>0.032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ountaineering Club - Mallory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4.7491746" calcext:value-type="float">
            <text:p>4.7491746</text:p>
          </table:table-cell>
          <table:table-cell office:value-type="float" office:value="4.7805843" calcext:value-type="float">
            <text:p>4.7805843</text:p>
          </table:table-cell>
          <table:table-cell office:value-type="string" calcext:value-type="string">
            <text:p>[0.07657553 4.2193274 <text:s/>5.549469 <text:s text:c="2"/>9.276964 <text:s/>]</text:p>
          </table:table-cell>
          <table:table-cell table:formula="of:=[.E91]-[.D91]" office:value-type="float" office:value="0.0314097000000002" calcext:value-type="float">
            <text:p>0.0314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.4736915" calcext:value-type="float">
            <text:p>6.4736915</text:p>
          </table:table-cell>
          <table:table-cell office:value-type="float" office:value="7.386146" calcext:value-type="float">
            <text:p>7.386146</text:p>
          </table:table-cell>
          <table:table-cell office:value-type="string" calcext:value-type="string">
            <text:p>[13.192388 <text:s text:c="2"/>4.4555287 <text:s/>5.30811 <text:s text:c="3"/>6.5885563]</text:p>
          </table:table-cell>
          <table:table-cell table:formula="of:=[.E92]-[.D92]" office:value-type="float" office:value="0.9124545" calcext:value-type="float">
            <text:p>0.912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.3891406" calcext:value-type="float">
            <text:p>6.3891406</text:p>
          </table:table-cell>
          <table:table-cell office:value-type="float" office:value="3.7227142" calcext:value-type="float">
            <text:p>3.7227142</text:p>
          </table:table-cell>
          <table:table-cell office:value-type="string" calcext:value-type="string">
            <text:p>[-1.4613388 <text:s/>4.4555287 <text:s/>5.30811 <text:s text:c="3"/>6.5885563]</text:p>
          </table:table-cell>
          <table:table-cell table:formula="of:=[.E93]-[.D93]" office:value-type="float" office:value="-2.6664264" calcext:value-type="float">
            <text:p>-2.6664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.2291007" calcext:value-type="float">
            <text:p>6.2291007</text:p>
          </table:table-cell>
          <table:table-cell office:value-type="float" office:value="3.6190999" calcext:value-type="float">
            <text:p>3.6190999</text:p>
          </table:table-cell>
          <table:table-cell office:value-type="string" calcext:value-type="string">
            <text:p>[-1.8757957 <text:s/>4.4555287 <text:s/>5.30811 <text:s text:c="3"/>6.5885563]</text:p>
          </table:table-cell>
          <table:table-cell table:formula="of:=[.E94]-[.D94]" office:value-type="float" office:value="-2.6100008" calcext:value-type="float">
            <text:p>-2.6100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6.0361714" calcext:value-type="float">
            <text:p>6.0361714</text:p>
          </table:table-cell>
          <table:table-cell office:value-type="float" office:value="6.4736915" calcext:value-type="float">
            <text:p>6.4736915</text:p>
          </table:table-cell>
          <table:table-cell office:value-type="string" calcext:value-type="string">
            <text:p>[9.542571 <text:s/>4.4555287 5.30811 <text:s text:c="2"/>6.5885563]</text:p>
          </table:table-cell>
          <table:table-cell table:formula="of:=[.E95]-[.D95]" office:value-type="float" office:value="0.4375201" calcext:value-type="float">
            <text:p>0.4375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.9619575" calcext:value-type="float">
            <text:p>5.9619575</text:p>
          </table:table-cell>
          <table:table-cell office:value-type="float" office:value="6.3891406" calcext:value-type="float">
            <text:p>6.3891406</text:p>
          </table:table-cell>
          <table:table-cell office:value-type="string" calcext:value-type="string">
            <text:p>[9.204367 <text:s/>4.4555287 5.30811 <text:s text:c="2"/>6.5885563]</text:p>
          </table:table-cell>
          <table:table-cell table:formula="of:=[.E96]-[.D96]" office:value-type="float" office:value="0.427183100000001" calcext:value-type="float">
            <text:p>0.4271831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5.8881116" calcext:value-type="float">
            <text:p>5.8881116</text:p>
          </table:table-cell>
          <table:table-cell office:value-type="float" office:value="6.2291007" calcext:value-type="float">
            <text:p>6.2291007</text:p>
          </table:table-cell>
          <table:table-cell office:value-type="string" calcext:value-type="string">
            <text:p>[8.564207 <text:s/>4.4555287 5.30811 <text:s text:c="2"/>6.5885563]</text:p>
          </table:table-cell>
          <table:table-cell table:formula="of:=[.E97]-[.D97]" office:value-type="float" office:value="0.3409891" calcext:value-type="float">
            <text:p>0.3409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.6499085" calcext:value-type="float">
            <text:p>5.6499085</text:p>
          </table:table-cell>
          <table:table-cell office:value-type="float" office:value="6.0361714" calcext:value-type="float">
            <text:p>6.0361714</text:p>
          </table:table-cell>
          <table:table-cell office:value-type="string" calcext:value-type="string">
            <text:p>[7.792492 <text:s/>4.4555287 5.30811 <text:s text:c="2"/>6.5885563]</text:p>
          </table:table-cell>
          <table:table-cell table:formula="of:=[.E98]-[.D98]" office:value-type="float" office:value="0.3862629" calcext:value-type="float">
            <text:p>0.3862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.6874895" calcext:value-type="float">
            <text:p>5.6874895</text:p>
          </table:table-cell>
          <table:table-cell office:value-type="float" office:value="5.9619575" calcext:value-type="float">
            <text:p>5.9619575</text:p>
          </table:table-cell>
          <table:table-cell office:value-type="string" calcext:value-type="string">
            <text:p>[7.4956346 4.4555287 5.30811 <text:s text:c="2"/>6.5885563]</text:p>
          </table:table-cell>
          <table:table-cell table:formula="of:=[.E99]-[.D99]" office:value-type="float" office:value="0.274468" calcext:value-type="float">
            <text:p>0.274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.702645" calcext:value-type="float">
            <text:p>5.702645</text:p>
          </table:table-cell>
          <table:table-cell office:value-type="float" office:value="5.8881116" calcext:value-type="float">
            <text:p>5.8881116</text:p>
          </table:table-cell>
          <table:table-cell office:value-type="string" calcext:value-type="string">
            <text:p>[7.2002525 4.4555287 5.30811 <text:s text:c="2"/>6.5885563]</text:p>
          </table:table-cell>
          <table:table-cell table:formula="of:=[.E100]-[.D100]" office:value-type="float" office:value="0.1854666" calcext:value-type="float">
            <text:p>0.1854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.206484" calcext:value-type="float">
            <text:p>5.206484</text:p>
          </table:table-cell>
          <table:table-cell office:value-type="float" office:value="5.6499085" calcext:value-type="float">
            <text:p>5.6499085</text:p>
          </table:table-cell>
          <table:table-cell office:value-type="string" calcext:value-type="string">
            <text:p>[6.2474403 4.4555287 5.30811 <text:s text:c="2"/>6.5885563]</text:p>
          </table:table-cell>
          <table:table-cell table:formula="of:=[.E101]-[.D101]" office:value-type="float" office:value="0.4434245" calcext:value-type="float">
            <text:p>0.4434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.247347" calcext:value-type="float">
            <text:p>5.247347</text:p>
          </table:table-cell>
          <table:table-cell office:value-type="float" office:value="5.6874895" calcext:value-type="float">
            <text:p>5.6874895</text:p>
          </table:table-cell>
          <table:table-cell office:value-type="string" calcext:value-type="string">
            <text:p>[6.397763 <text:s/>4.4555287 5.30811 <text:s text:c="2"/>6.5885563]</text:p>
          </table:table-cell>
          <table:table-cell table:formula="of:=[.E102]-[.D102]" office:value-type="float" office:value="0.440142499999999" calcext:value-type="float">
            <text:p>0.4401424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5.244742" calcext:value-type="float">
            <text:p>5.244742</text:p>
          </table:table-cell>
          <table:table-cell office:value-type="float" office:value="5.702645" calcext:value-type="float">
            <text:p>5.702645</text:p>
          </table:table-cell>
          <table:table-cell office:value-type="string" calcext:value-type="string">
            <text:p>[6.4583855 4.4555287 5.30811 <text:s text:c="2"/>6.5885563]</text:p>
          </table:table-cell>
          <table:table-cell table:formula="of:=[.E103]-[.D103]" office:value-type="float" office:value="0.457903000000001" calcext:value-type="float">
            <text:p>0.457903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.7815685" calcext:value-type="float">
            <text:p>4.7815685</text:p>
          </table:table-cell>
          <table:table-cell office:value-type="float" office:value="5.206484" calcext:value-type="float">
            <text:p>5.206484</text:p>
          </table:table-cell>
          <table:table-cell office:value-type="string" calcext:value-type="string">
            <text:p>[4.4737415 4.4555287 5.30811 <text:s text:c="2"/>6.5885563]</text:p>
          </table:table-cell>
          <table:table-cell table:formula="of:=[.E104]-[.D104]" office:value-type="float" office:value="0.4249155" calcext:value-type="float">
            <text:p>0.4249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.7614117" calcext:value-type="float">
            <text:p>4.7614117</text:p>
          </table:table-cell>
          <table:table-cell office:value-type="float" office:value="5.247347" calcext:value-type="float">
            <text:p>5.247347</text:p>
          </table:table-cell>
          <table:table-cell office:value-type="string" calcext:value-type="string">
            <text:p>[4.6371927 4.4555287 5.30811 <text:s text:c="2"/>6.5885563]</text:p>
          </table:table-cell>
          <table:table-cell table:formula="of:=[.E105]-[.D105]" office:value-type="float" office:value="0.4859353" calcext:value-type="float">
            <text:p>0.4859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.7267184" calcext:value-type="float">
            <text:p>4.7267184</text:p>
          </table:table-cell>
          <table:table-cell office:value-type="float" office:value="5.244742" calcext:value-type="float">
            <text:p>5.244742</text:p>
          </table:table-cell>
          <table:table-cell office:value-type="string" calcext:value-type="string">
            <text:p>[4.6267724 4.4555287 5.30811 <text:s text:c="2"/>6.5885563]</text:p>
          </table:table-cell>
          <table:table-cell table:formula="of:=[.E106]-[.D106]" office:value-type="float" office:value="0.518023599999999" calcext:value-type="float">
            <text:p>0.5180235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.4328256" calcext:value-type="float">
            <text:p>4.4328256</text:p>
          </table:table-cell>
          <table:table-cell office:value-type="float" office:value="4.7815685" calcext:value-type="float">
            <text:p>4.7815685</text:p>
          </table:table-cell>
          <table:table-cell office:value-type="string" calcext:value-type="string">
            <text:p>[2.77408 <text:s text:c="2"/>4.4555287 5.30811 <text:s text:c="2"/>6.5885563]</text:p>
          </table:table-cell>
          <table:table-cell table:formula="of:=[.E107]-[.D107]" office:value-type="float" office:value="0.3487429" calcext:value-type="float">
            <text:p>0.3487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4.3387117" calcext:value-type="float">
            <text:p>4.3387117</text:p>
          </table:table-cell>
          <table:table-cell office:value-type="float" office:value="4.7614117" calcext:value-type="float">
            <text:p>4.7614117</text:p>
          </table:table-cell>
          <table:table-cell office:value-type="string" calcext:value-type="string">
            <text:p>[2.6934514 4.4555287 5.30811 <text:s text:c="2"/>6.5885563]</text:p>
          </table:table-cell>
          <table:table-cell table:formula="of:=[.E108]-[.D108]" office:value-type="float" office:value="0.4227" calcext:value-type="float">
            <text:p>0.4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4.2224083" calcext:value-type="float">
            <text:p>4.2224083</text:p>
          </table:table-cell>
          <table:table-cell office:value-type="float" office:value="4.7267184" calcext:value-type="float">
            <text:p>4.7267184</text:p>
          </table:table-cell>
          <table:table-cell office:value-type="string" calcext:value-type="string">
            <text:p>[2.554678 <text:s/>4.4555287 5.30811 <text:s text:c="2"/>6.5885563]</text:p>
          </table:table-cell>
          <table:table-cell table:formula="of:=[.E109]-[.D109]" office:value-type="float" office:value="0.504310100000001" calcext:value-type="float">
            <text:p>0.5043101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.169399" calcext:value-type="float">
            <text:p>4.169399</text:p>
          </table:table-cell>
          <table:table-cell office:value-type="float" office:value="4.4328256" calcext:value-type="float">
            <text:p>4.4328256</text:p>
          </table:table-cell>
          <table:table-cell office:value-type="string" calcext:value-type="string">
            <text:p>[1.3791071 4.4555287 5.30811 <text:s text:c="2"/>6.5885563]</text:p>
          </table:table-cell>
          <table:table-cell table:formula="of:=[.E110]-[.D110]" office:value-type="float" office:value="0.2634266" calcext:value-type="float">
            <text:p>0.2634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4.0351295" calcext:value-type="float">
            <text:p>4.0351295</text:p>
          </table:table-cell>
          <table:table-cell office:value-type="float" office:value="4.3387117" calcext:value-type="float">
            <text:p>4.3387117</text:p>
          </table:table-cell>
          <table:table-cell office:value-type="string" calcext:value-type="string">
            <text:p>[1.0026505 4.4555287 5.30811 <text:s text:c="2"/>6.5885563]</text:p>
          </table:table-cell>
          <table:table-cell table:formula="of:=[.E111]-[.D111]" office:value-type="float" office:value="0.3035822" calcext:value-type="float">
            <text:p>0.3035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875874" calcext:value-type="float">
            <text:p>3.875874</text:p>
          </table:table-cell>
          <table:table-cell office:value-type="float" office:value="4.2224083" calcext:value-type="float">
            <text:p>4.2224083</text:p>
          </table:table-cell>
          <table:table-cell office:value-type="string" calcext:value-type="string">
            <text:p>[0.53743774 4.4555287 <text:s/>5.30811 <text:s text:c="3"/>6.5885563 ]</text:p>
          </table:table-cell>
          <table:table-cell table:formula="of:=[.E112]-[.D112]" office:value-type="float" office:value="0.3465343" calcext:value-type="float">
            <text:p>0.3465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975985" calcext:value-type="float">
            <text:p>3.975985</text:p>
          </table:table-cell>
          <table:table-cell office:value-type="float" office:value="4.169399" calcext:value-type="float">
            <text:p>4.169399</text:p>
          </table:table-cell>
          <table:table-cell office:value-type="string" calcext:value-type="string">
            <text:p>[0.32539928 4.4555287 <text:s/>5.30811 <text:s text:c="3"/>6.5885563 ]</text:p>
          </table:table-cell>
          <table:table-cell table:formula="of:=[.E113]-[.D113]" office:value-type="float" office:value="0.193414" calcext:value-type="float">
            <text:p>0.193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8387709" calcext:value-type="float">
            <text:p>3.8387709</text:p>
          </table:table-cell>
          <table:table-cell office:value-type="float" office:value="4.0351295" calcext:value-type="float">
            <text:p>4.0351295</text:p>
          </table:table-cell>
          <table:table-cell office:value-type="string" calcext:value-type="string">
            <text:p>[-0.21167608 <text:s/>4.4555287 <text:s text:c="2"/>5.30811 <text:s text:c="4"/>6.5885563 ]</text:p>
          </table:table-cell>
          <table:table-cell table:formula="of:=[.E114]-[.D114]" office:value-type="float" office:value="0.1963586" calcext:value-type="float">
            <text:p>0.1963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7061515" calcext:value-type="float">
            <text:p>3.7061515</text:p>
          </table:table-cell>
          <table:table-cell office:value-type="float" office:value="3.875874" calcext:value-type="float">
            <text:p>3.875874</text:p>
          </table:table-cell>
          <table:table-cell office:value-type="string" calcext:value-type="string">
            <text:p>[-0.8486989 <text:s/>4.4555287 <text:s/>5.30811 <text:s text:c="3"/>6.5885563]</text:p>
          </table:table-cell>
          <table:table-cell table:formula="of:=[.E115]-[.D115]" office:value-type="float" office:value="0.1697225" calcext:value-type="float">
            <text:p>0.1697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832535" calcext:value-type="float">
            <text:p>3.832535</text:p>
          </table:table-cell>
          <table:table-cell office:value-type="float" office:value="3.975985" calcext:value-type="float">
            <text:p>3.975985</text:p>
          </table:table-cell>
          <table:table-cell office:value-type="string" calcext:value-type="string">
            <text:p>[-0.44825548 <text:s/>4.4555287 <text:s text:c="2"/>5.30811 <text:s text:c="4"/>6.5885563 ]</text:p>
          </table:table-cell>
          <table:table-cell table:formula="of:=[.E116]-[.D116]" office:value-type="float" office:value="0.14345" calcext:value-type="float">
            <text:p>0.14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7106433" calcext:value-type="float">
            <text:p>3.7106433</text:p>
          </table:table-cell>
          <table:table-cell office:value-type="float" office:value="3.8387709" calcext:value-type="float">
            <text:p>3.8387709</text:p>
          </table:table-cell>
          <table:table-cell office:value-type="string" calcext:value-type="string">
            <text:p>[-0.9971118 <text:s/>4.4555287 <text:s/>5.30811 <text:s text:c="3"/>6.5885563]</text:p>
          </table:table-cell>
          <table:table-cell table:formula="of:=[.E117]-[.D117]" office:value-type="float" office:value="0.1281276" calcext:value-type="float">
            <text:p>0.1281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.618939" calcext:value-type="float">
            <text:p>3.618939</text:p>
          </table:table-cell>
          <table:table-cell office:value-type="float" office:value="3.7061515" calcext:value-type="float">
            <text:p>3.7061515</text:p>
          </table:table-cell>
          <table:table-cell office:value-type="string" calcext:value-type="string">
            <text:p>[-1.5275898 <text:s/>4.4555287 <text:s/>5.30811 <text:s text:c="3"/>6.5885563]</text:p>
          </table:table-cell>
          <table:table-cell table:formula="of:=[.E118]-[.D118]" office:value-type="float" office:value="0.0872124999999997" calcext:value-type="float">
            <text:p>0.0872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7227142" calcext:value-type="float">
            <text:p>3.7227142</text:p>
          </table:table-cell>
          <table:table-cell office:value-type="float" office:value="3.832535" calcext:value-type="float">
            <text:p>3.832535</text:p>
          </table:table-cell>
          <table:table-cell office:value-type="string" calcext:value-type="string">
            <text:p>[-1.0220553 <text:s/>4.4555287 <text:s/>5.30811 <text:s text:c="3"/>6.5885563]</text:p>
          </table:table-cell>
          <table:table-cell table:formula="of:=[.E119]-[.D119]" office:value-type="float" office:value="0.1098208" calcext:value-type="float">
            <text:p>0.1098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3.6190999" calcext:value-type="float">
            <text:p>3.6190999</text:p>
          </table:table-cell>
          <table:table-cell office:value-type="float" office:value="3.7106433" calcext:value-type="float">
            <text:p>3.7106433</text:p>
          </table:table-cell>
          <table:table-cell office:value-type="string" calcext:value-type="string">
            <text:p>[-1.5096222 <text:s/>4.4555287 <text:s/>5.30811 <text:s text:c="3"/>6.5885563]</text:p>
          </table:table-cell>
          <table:table-cell table:formula="of:=[.E120]-[.D120]" office:value-type="float" office:value="0.0915433999999999" calcext:value-type="float">
            <text:p>0.0915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ak Softly - Like Horses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.5541134" calcext:value-type="float">
            <text:p>3.5541134</text:p>
          </table:table-cell>
          <table:table-cell office:value-type="float" office:value="3.618939" calcext:value-type="float">
            <text:p>3.618939</text:p>
          </table:table-cell>
          <table:table-cell office:value-type="string" calcext:value-type="string">
            <text:p>[-1.8764393 <text:s/>4.4555287 <text:s/>5.30811 <text:s text:c="3"/>6.5885563]</text:p>
          </table:table-cell>
          <table:table-cell table:formula="of:=[.E121]-[.D121]" office:value-type="float" office:value="0.0648256000000003" calcext:value-type="float">
            <text:p>0.064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.799258" calcext:value-type="float">
            <text:p>4.799258</text:p>
          </table:table-cell>
          <table:table-cell office:value-type="float" office:value="5.251999" calcext:value-type="float">
            <text:p>5.251999</text:p>
          </table:table-cell>
          <table:table-cell office:value-type="string" calcext:value-type="string">
            <text:p>[3.6045084 4.3660774 6.8170385 6.2203703]</text:p>
          </table:table-cell>
          <table:table-cell table:formula="of:=[.E122]-[.D122]" office:value-type="float" office:value="0.452741" calcext:value-type="float">
            <text:p>0.452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775565" calcext:value-type="float">
            <text:p>4.775565</text:p>
          </table:table-cell>
          <table:table-cell office:value-type="float" office:value="2.8316321" calcext:value-type="float">
            <text:p>2.8316321</text:p>
          </table:table-cell>
          <table:table-cell office:value-type="string" calcext:value-type="string">
            <text:p>[-6.0769577 <text:s/>4.3660774 <text:s/>6.8170385 <text:s/>6.2203703]</text:p>
          </table:table-cell>
          <table:table-cell table:formula="of:=[.E123]-[.D123]" office:value-type="float" office:value="-1.9439329" calcext:value-type="float">
            <text:p>-1.9439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7540874" calcext:value-type="float">
            <text:p>4.7540874</text:p>
          </table:table-cell>
          <table:table-cell office:value-type="float" office:value="2.7816362" calcext:value-type="float">
            <text:p>2.7816362</text:p>
          </table:table-cell>
          <table:table-cell office:value-type="string" calcext:value-type="string">
            <text:p>[-6.276942 <text:s text:c="2"/>4.3660774 <text:s/>6.8170385 <text:s/>6.2203703]</text:p>
          </table:table-cell>
          <table:table-cell table:formula="of:=[.E124]-[.D124]" office:value-type="float" office:value="-1.9724512" calcext:value-type="float">
            <text:p>-1.9724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.30295" calcext:value-type="float">
            <text:p>4.30295</text:p>
          </table:table-cell>
          <table:table-cell office:value-type="float" office:value="4.799258" calcext:value-type="float">
            <text:p>4.799258</text:p>
          </table:table-cell>
          <table:table-cell office:value-type="string" calcext:value-type="string">
            <text:p>[1.7935466 4.3660774 6.8170385 6.2203703]</text:p>
          </table:table-cell>
          <table:table-cell table:formula="of:=[.E125]-[.D125]" office:value-type="float" office:value="0.496308" calcext:value-type="float">
            <text:p>0.496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.2106895" calcext:value-type="float">
            <text:p>4.2106895</text:p>
          </table:table-cell>
          <table:table-cell office:value-type="float" office:value="4.775565" calcext:value-type="float">
            <text:p>4.775565</text:p>
          </table:table-cell>
          <table:table-cell office:value-type="string" calcext:value-type="string">
            <text:p>[1.6987731 4.3660774 6.8170385 6.2203703]</text:p>
          </table:table-cell>
          <table:table-cell table:formula="of:=[.E126]-[.D126]" office:value-type="float" office:value="0.5648755" calcext:value-type="float">
            <text:p>0.5648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4.0858073" calcext:value-type="float">
            <text:p>4.0858073</text:p>
          </table:table-cell>
          <table:table-cell office:value-type="float" office:value="4.7540874" calcext:value-type="float">
            <text:p>4.7540874</text:p>
          </table:table-cell>
          <table:table-cell office:value-type="string" calcext:value-type="string">
            <text:p>[1.6128628 4.3660774 6.8170385 6.2203703]</text:p>
          </table:table-cell>
          <table:table-cell table:formula="of:=[.E127]-[.D127]" office:value-type="float" office:value="0.668280100000001" calcext:value-type="float">
            <text:p>0.6682801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8434858" calcext:value-type="float">
            <text:p>3.8434858</text:p>
          </table:table-cell>
          <table:table-cell office:value-type="float" office:value="4.30295" calcext:value-type="float">
            <text:p>4.30295</text:p>
          </table:table-cell>
          <table:table-cell office:value-type="string" calcext:value-type="string">
            <text:p>[-0.19168615 <text:s/>4.3660774 <text:s text:c="2"/>6.8170385 <text:s text:c="2"/>6.2203703 ]</text:p>
          </table:table-cell>
          <table:table-cell table:formula="of:=[.E128]-[.D128]" office:value-type="float" office:value="0.4594642" calcext:value-type="float">
            <text:p>0.4594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7767036" calcext:value-type="float">
            <text:p>3.7767036</text:p>
          </table:table-cell>
          <table:table-cell office:value-type="float" office:value="4.2106895" calcext:value-type="float">
            <text:p>4.2106895</text:p>
          </table:table-cell>
          <table:table-cell office:value-type="string" calcext:value-type="string">
            <text:p>[-0.5607282 <text:s/>4.3660774 <text:s/>6.8170385 <text:s/>6.2203703]</text:p>
          </table:table-cell>
          <table:table-cell table:formula="of:=[.E129]-[.D129]" office:value-type="float" office:value="0.4339859" calcext:value-type="float">
            <text:p>0.4339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7290678" calcext:value-type="float">
            <text:p>3.7290678</text:p>
          </table:table-cell>
          <table:table-cell office:value-type="float" office:value="4.0858073" calcext:value-type="float">
            <text:p>4.0858073</text:p>
          </table:table-cell>
          <table:table-cell office:value-type="string" calcext:value-type="string">
            <text:p>[-1.0602572 <text:s/>4.3660774 <text:s/>6.8170385 <text:s/>6.2203703]</text:p>
          </table:table-cell>
          <table:table-cell table:formula="of:=[.E130]-[.D130]" office:value-type="float" office:value="0.3567395" calcext:value-type="float">
            <text:p>0.3567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4958487" calcext:value-type="float">
            <text:p>3.4958487</text:p>
          </table:table-cell>
          <table:table-cell office:value-type="float" office:value="3.8434858" calcext:value-type="float">
            <text:p>3.8434858</text:p>
          </table:table-cell>
          <table:table-cell office:value-type="string" calcext:value-type="string">
            <text:p>[-2.0295427 <text:s/>4.3660774 <text:s/>6.8170385 <text:s/>6.2203703]</text:p>
          </table:table-cell>
          <table:table-cell table:formula="of:=[.E131]-[.D131]" office:value-type="float" office:value="0.3476371" calcext:value-type="float">
            <text:p>0.347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.388039" calcext:value-type="float">
            <text:p>3.388039</text:p>
          </table:table-cell>
          <table:table-cell office:value-type="float" office:value="3.7767036" calcext:value-type="float">
            <text:p>3.7767036</text:p>
          </table:table-cell>
          <table:table-cell office:value-type="string" calcext:value-type="string">
            <text:p>[-2.2966716 <text:s/>4.3660774 <text:s/>6.8170385 <text:s/>6.2203703]</text:p>
          </table:table-cell>
          <table:table-cell table:formula="of:=[.E132]-[.D132]" office:value-type="float" office:value="0.3886646" calcext:value-type="float">
            <text:p>0.3886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.26929" calcext:value-type="float">
            <text:p>3.26929</text:p>
          </table:table-cell>
          <table:table-cell office:value-type="float" office:value="3.7290678" calcext:value-type="float">
            <text:p>3.7290678</text:p>
          </table:table-cell>
          <table:table-cell office:value-type="string" calcext:value-type="string">
            <text:p>[-2.487215 <text:s text:c="2"/>4.3660774 <text:s/>6.8170385 <text:s/>6.2203703]</text:p>
          </table:table-cell>
          <table:table-cell table:formula="of:=[.E133]-[.D133]" office:value-type="float" office:value="0.4597778" calcext:value-type="float">
            <text:p>0.459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2612615" calcext:value-type="float">
            <text:p>3.2612615</text:p>
          </table:table-cell>
          <table:table-cell office:value-type="float" office:value="3.4958487" calcext:value-type="float">
            <text:p>3.4958487</text:p>
          </table:table-cell>
          <table:table-cell office:value-type="string" calcext:value-type="string">
            <text:p>[-3.4200912 <text:s/>4.3660774 <text:s/>6.8170385 <text:s/>6.2203703]</text:p>
          </table:table-cell>
          <table:table-cell table:formula="of:=[.E134]-[.D134]" office:value-type="float" office:value="0.2345872" calcext:value-type="float">
            <text:p>0.2345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1473522" calcext:value-type="float">
            <text:p>3.1473522</text:p>
          </table:table-cell>
          <table:table-cell office:value-type="float" office:value="3.388039" calcext:value-type="float">
            <text:p>3.388039</text:p>
          </table:table-cell>
          <table:table-cell office:value-type="string" calcext:value-type="string">
            <text:p>[-3.8513303 <text:s/>4.3660774 <text:s/>6.8170385 <text:s/>6.2203703]</text:p>
          </table:table-cell>
          <table:table-cell table:formula="of:=[.E135]-[.D135]" office:value-type="float" office:value="0.2406868" calcext:value-type="float">
            <text:p>0.2406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0515125" calcext:value-type="float">
            <text:p>3.0515125</text:p>
          </table:table-cell>
          <table:table-cell office:value-type="float" office:value="3.26929" calcext:value-type="float">
            <text:p>3.26929</text:p>
          </table:table-cell>
          <table:table-cell office:value-type="string" calcext:value-type="string">
            <text:p>[-4.3263264 <text:s/>4.3660774 <text:s/>6.8170385 <text:s/>6.2203703]</text:p>
          </table:table-cell>
          <table:table-cell table:formula="of:=[.E136]-[.D136]" office:value-type="float" office:value="0.2177775" calcext:value-type="float">
            <text:p>0.2177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107338" calcext:value-type="float">
            <text:p>3.107338</text:p>
          </table:table-cell>
          <table:table-cell office:value-type="float" office:value="3.2612615" calcext:value-type="float">
            <text:p>3.2612615</text:p>
          </table:table-cell>
          <table:table-cell office:value-type="string" calcext:value-type="string">
            <text:p>[-4.3584404 <text:s/>4.3660774 <text:s/>6.8170385 <text:s/>6.2203703]</text:p>
          </table:table-cell>
          <table:table-cell table:formula="of:=[.E137]-[.D137]" office:value-type="float" office:value="0.1539235" calcext:value-type="float">
            <text:p>0.1539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0083237" calcext:value-type="float">
            <text:p>3.0083237</text:p>
          </table:table-cell>
          <table:table-cell office:value-type="float" office:value="3.1473522" calcext:value-type="float">
            <text:p>3.1473522</text:p>
          </table:table-cell>
          <table:table-cell office:value-type="string" calcext:value-type="string">
            <text:p>[-4.814077 <text:s text:c="2"/>4.3660774 <text:s/>6.8170385 <text:s/>6.2203703]</text:p>
          </table:table-cell>
          <table:table-cell table:formula="of:=[.E138]-[.D138]" office:value-type="float" office:value="0.1390285" calcext:value-type="float">
            <text:p>0.1390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.9398584" calcext:value-type="float">
            <text:p>2.9398584</text:p>
          </table:table-cell>
          <table:table-cell office:value-type="float" office:value="3.0515125" calcext:value-type="float">
            <text:p>3.0515125</text:p>
          </table:table-cell>
          <table:table-cell office:value-type="string" calcext:value-type="string">
            <text:p>[-5.1974363 <text:s/>4.3660774 <text:s/>6.8170385 <text:s/>6.2203703]</text:p>
          </table:table-cell>
          <table:table-cell table:formula="of:=[.E139]-[.D139]" office:value-type="float" office:value="0.1116541" calcext:value-type="float">
            <text:p>0.1116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0029826" calcext:value-type="float">
            <text:p>3.0029826</text:p>
          </table:table-cell>
          <table:table-cell office:value-type="float" office:value="3.107338" calcext:value-type="float">
            <text:p>3.107338</text:p>
          </table:table-cell>
          <table:table-cell office:value-type="string" calcext:value-type="string">
            <text:p>[-4.974134 <text:s text:c="2"/>4.3660774 <text:s/>6.8170385 <text:s/>6.2203703]</text:p>
          </table:table-cell>
          <table:table-cell table:formula="of:=[.E140]-[.D140]" office:value-type="float" office:value="0.1043554" calcext:value-type="float">
            <text:p>0.104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9201205" calcext:value-type="float">
            <text:p>2.9201205</text:p>
          </table:table-cell>
          <table:table-cell office:value-type="float" office:value="3.0083237" calcext:value-type="float">
            <text:p>3.0083237</text:p>
          </table:table-cell>
          <table:table-cell office:value-type="string" calcext:value-type="string">
            <text:p>[-5.3701916 <text:s/>4.3660774 <text:s/>6.8170385 <text:s/>6.2203703]</text:p>
          </table:table-cell>
          <table:table-cell table:formula="of:=[.E141]-[.D141]" office:value-type="float" office:value="0.0882032000000002" calcext:value-type="float">
            <text:p>0.088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.8681989" calcext:value-type="float">
            <text:p>2.8681989</text:p>
          </table:table-cell>
          <table:table-cell office:value-type="float" office:value="2.9398584" calcext:value-type="float">
            <text:p>2.9398584</text:p>
          </table:table-cell>
          <table:table-cell office:value-type="string" calcext:value-type="string">
            <text:p>[-5.6440525 <text:s/>4.3660774 <text:s/>6.8170385 <text:s/>6.2203703]</text:p>
          </table:table-cell>
          <table:table-cell table:formula="of:=[.E142]-[.D142]" office:value-type="float" office:value="0.0716595" calcext:value-type="float">
            <text:p>0.0716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.9288964" calcext:value-type="float">
            <text:p>2.9288964</text:p>
          </table:table-cell>
          <table:table-cell office:value-type="float" office:value="3.0029826" calcext:value-type="float">
            <text:p>3.0029826</text:p>
          </table:table-cell>
          <table:table-cell office:value-type="string" calcext:value-type="string">
            <text:p>[-5.3915553 <text:s/>4.3660774 <text:s/>6.8170385 <text:s/>6.2203703]</text:p>
          </table:table-cell>
          <table:table-cell table:formula="of:=[.E143]-[.D143]" office:value-type="float" office:value="0.0740862" calcext:value-type="float">
            <text:p>0.0740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.8593647" calcext:value-type="float">
            <text:p>2.8593647</text:p>
          </table:table-cell>
          <table:table-cell office:value-type="float" office:value="2.9201205" calcext:value-type="float">
            <text:p>2.9201205</text:p>
          </table:table-cell>
          <table:table-cell office:value-type="string" calcext:value-type="string">
            <text:p>[-5.7230043 <text:s/>4.3660774 <text:s/>6.8170385 <text:s/>6.2203703]</text:p>
          </table:table-cell>
          <table:table-cell table:formula="of:=[.E144]-[.D144]" office:value-type="float" office:value="0.0607557999999999" calcext:value-type="float">
            <text:p>0.0607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.8170042" calcext:value-type="float">
            <text:p>2.8170042</text:p>
          </table:table-cell>
          <table:table-cell office:value-type="float" office:value="2.8681989" calcext:value-type="float">
            <text:p>2.8681989</text:p>
          </table:table-cell>
          <table:table-cell office:value-type="string" calcext:value-type="string">
            <text:p>[-5.930691 <text:s text:c="2"/>4.3660774 <text:s/>6.8170385 <text:s/>6.2203703]</text:p>
          </table:table-cell>
          <table:table-cell table:formula="of:=[.E145]-[.D145]" office:value-type="float" office:value="0.0511946999999999" calcext:value-type="float">
            <text:p>0.051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739662" calcext:value-type="float">
            <text:p>2.8739662</text:p>
          </table:table-cell>
          <table:table-cell office:value-type="float" office:value="2.9288964" calcext:value-type="float">
            <text:p>2.9288964</text:p>
          </table:table-cell>
          <table:table-cell office:value-type="string" calcext:value-type="string">
            <text:p>[-5.6879005 <text:s/>4.3660774 <text:s/>6.8170385 <text:s/>6.2203703]</text:p>
          </table:table-cell>
          <table:table-cell table:formula="of:=[.E146]-[.D146]" office:value-type="float" office:value="0.0549302000000003" calcext:value-type="float">
            <text:p>0.0549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.8152258" calcext:value-type="float">
            <text:p>2.8152258</text:p>
          </table:table-cell>
          <table:table-cell office:value-type="float" office:value="2.8593647" calcext:value-type="float">
            <text:p>2.8593647</text:p>
          </table:table-cell>
          <table:table-cell office:value-type="string" calcext:value-type="string">
            <text:p>[-5.9660273 <text:s/>4.3660774 <text:s/>6.8170385 <text:s/>6.2203703]</text:p>
          </table:table-cell>
          <table:table-cell table:formula="of:=[.E147]-[.D147]" office:value-type="float" office:value="0.0441389000000001" calcext:value-type="float">
            <text:p>0.0441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780489" calcext:value-type="float">
            <text:p>2.780489</text:p>
          </table:table-cell>
          <table:table-cell office:value-type="float" office:value="2.8170042" calcext:value-type="float">
            <text:p>2.8170042</text:p>
          </table:table-cell>
          <table:table-cell office:value-type="string" calcext:value-type="string">
            <text:p>[-6.135469 <text:s text:c="2"/>4.3660774 <text:s/>6.8170385 <text:s/>6.2203703]</text:p>
          </table:table-cell>
          <table:table-cell table:formula="of:=[.E148]-[.D148]" office:value-type="float" office:value="0.0365151999999997" calcext:value-type="float">
            <text:p>0.036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.8316321" calcext:value-type="float">
            <text:p>2.8316321</text:p>
          </table:table-cell>
          <table:table-cell office:value-type="float" office:value="2.8739662" calcext:value-type="float">
            <text:p>2.8739662</text:p>
          </table:table-cell>
          <table:table-cell office:value-type="string" calcext:value-type="string">
            <text:p>[-5.907622 <text:s text:c="2"/>4.3660774 <text:s/>6.8170385 <text:s/>6.2203703]</text:p>
          </table:table-cell>
          <table:table-cell table:formula="of:=[.E149]-[.D149]" office:value-type="float" office:value="0.0423340999999997" calcext:value-type="float">
            <text:p>0.0423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7816362" calcext:value-type="float">
            <text:p>2.7816362</text:p>
          </table:table-cell>
          <table:table-cell office:value-type="float" office:value="2.8152258" calcext:value-type="float">
            <text:p>2.8152258</text:p>
          </table:table-cell>
          <table:table-cell office:value-type="string" calcext:value-type="string">
            <text:p>[-6.142583 <text:s text:c="2"/>4.3660774 <text:s/>6.8170385 <text:s/>6.2203703]</text:p>
          </table:table-cell>
          <table:table-cell table:formula="of:=[.E150]-[.D150]" office:value-type="float" office:value="0.0335896" calcext:value-type="float">
            <text:p>0.0335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retariat - Borderline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7536108" calcext:value-type="float">
            <text:p>2.7536108</text:p>
          </table:table-cell>
          <table:table-cell office:value-type="float" office:value="2.780489" calcext:value-type="float">
            <text:p>2.780489</text:p>
          </table:table-cell>
          <table:table-cell office:value-type="string" calcext:value-type="string">
            <text:p>[-6.281531 <text:s text:c="2"/>4.3660774 <text:s/>6.8170385 <text:s/>6.2203703]</text:p>
          </table:table-cell>
          <table:table-cell table:formula="of:=[.E151]-[.D151]" office:value-type="float" office:value="0.0268782000000001" calcext:value-type="float">
            <text:p>0.0268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525248" calcext:value-type="float">
            <text:p>0.525248</text:p>
          </table:table-cell>
          <table:table-cell office:value-type="float" office:value="1.4378214" calcext:value-type="float">
            <text:p>1.4378214</text:p>
          </table:table-cell>
          <table:table-cell office:value-type="string" calcext:value-type="string">
            <text:p>[ 2.2560885 <text:s text:c="2"/>5.526643 <text:s text:c="2"/>-0.30386582 -1.7275798 ]</text:p>
          </table:table-cell>
          <table:table-cell table:formula="of:=[.E152]-[.D152]" office:value-type="float" office:value="0.9125734" calcext:value-type="float">
            <text:p>0.9125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4189788" calcext:value-type="float">
            <text:p>0.4189788</text:p>
          </table:table-cell>
          <table:table-cell office:value-type="float" office:value="0.35089952" calcext:value-type="float">
            <text:p>0.35089952</text:p>
          </table:table-cell>
          <table:table-cell office:value-type="string" calcext:value-type="string">
            <text:p>[-2.091599 <text:s text:c="3"/>5.526643 <text:s text:c="2"/>-0.30386582 -1.7275798 ]</text:p>
          </table:table-cell>
          <table:table-cell table:formula="of:=[.E153]-[.D153]" office:value-type="float" office:value="-0.06807928" calcext:value-type="float">
            <text:p>-0.06807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527431" calcext:value-type="float">
            <text:p>0.3527431</text:p>
          </table:table-cell>
          <table:table-cell office:value-type="float" office:value="0.33825737" calcext:value-type="float">
            <text:p>0.33825737</text:p>
          </table:table-cell>
          <table:table-cell office:value-type="string" calcext:value-type="string">
            <text:p>[-2.1421676 <text:s text:c="2"/>5.526643 <text:s text:c="2"/>-0.30386582 -1.7275798 ]</text:p>
          </table:table-cell>
          <table:table-cell table:formula="of:=[.E154]-[.D154]" office:value-type="float" office:value="-0.01448573" calcext:value-type="float">
            <text:p>-0.01448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42321938" calcext:value-type="float">
            <text:p>0.42321938</text:p>
          </table:table-cell>
          <table:table-cell office:value-type="float" office:value="0.525248" calcext:value-type="float">
            <text:p>0.525248</text:p>
          </table:table-cell>
          <table:table-cell office:value-type="string" calcext:value-type="string">
            <text:p>[-1.3942051 <text:s text:c="2"/>5.526643 <text:s text:c="2"/>-0.30386582 -1.7275798 ]</text:p>
          </table:table-cell>
          <table:table-cell table:formula="of:=[.E155]-[.D155]" office:value-type="float" office:value="0.10202862" calcext:value-type="float">
            <text:p>0.10202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3532399" calcext:value-type="float">
            <text:p>0.3532399</text:p>
          </table:table-cell>
          <table:table-cell office:value-type="float" office:value="0.4189788" calcext:value-type="float">
            <text:p>0.4189788</text:p>
          </table:table-cell>
          <table:table-cell office:value-type="string" calcext:value-type="string">
            <text:p>[-1.8192818 <text:s text:c="2"/>5.526643 <text:s text:c="2"/>-0.30386582 -1.7275798 ]</text:p>
          </table:table-cell>
          <table:table-cell table:formula="of:=[.E156]-[.D156]" office:value-type="float" office:value="0.0657389" calcext:value-type="float">
            <text:p>0.0657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.30754584" calcext:value-type="float">
            <text:p>0.30754584</text:p>
          </table:table-cell>
          <table:table-cell office:value-type="float" office:value="0.3527431" calcext:value-type="float">
            <text:p>0.3527431</text:p>
          </table:table-cell>
          <table:table-cell office:value-type="string" calcext:value-type="string">
            <text:p>[-2.0842247 <text:s text:c="2"/>5.526643 <text:s text:c="2"/>-0.30386582 -1.7275798 ]</text:p>
          </table:table-cell>
          <table:table-cell table:formula="of:=[.E157]-[.D157]" office:value-type="float" office:value="0.04519726" calcext:value-type="float">
            <text:p>0.04519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167518" calcext:value-type="float">
            <text:p>0.4167518</text:p>
          </table:table-cell>
          <table:table-cell office:value-type="float" office:value="0.42321938" calcext:value-type="float">
            <text:p>0.42321938</text:p>
          </table:table-cell>
          <table:table-cell office:value-type="string" calcext:value-type="string">
            <text:p>[-1.8023195 <text:s text:c="2"/>5.526643 <text:s text:c="2"/>-0.30386582 -1.7275798 ]</text:p>
          </table:table-cell>
          <table:table-cell table:formula="of:=[.E158]-[.D158]" office:value-type="float" office:value="0.00646757999999997" calcext:value-type="float">
            <text:p>0.00646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.3532399" calcext:value-type="float">
            <text:p>0.3532399</text:p>
          </table:table-cell>
          <table:table-cell office:value-type="string" calcext:value-type="string">
            <text:p>[-2.0822375 <text:s text:c="2"/>5.526643 <text:s text:c="2"/>-0.30386582 -1.7275798 ]</text:p>
          </table:table-cell>
          <table:table-cell table:formula="of:=[.E159]-[.D159]" office:value-type="float" office:value="-0.0207281" calcext:value-type="float">
            <text:p>-0.0207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34229016" calcext:value-type="float">
            <text:p>0.34229016</text:p>
          </table:table-cell>
          <table:table-cell office:value-type="float" office:value="0.30754584" calcext:value-type="float">
            <text:p>0.30754584</text:p>
          </table:table-cell>
          <table:table-cell office:value-type="string" calcext:value-type="string">
            <text:p>[-2.2650137 <text:s text:c="2"/>5.526643 <text:s text:c="2"/>-0.30386582 -1.7275798 ]</text:p>
          </table:table-cell>
          <table:table-cell table:formula="of:=[.E160]-[.D160]" office:value-type="float" office:value="-0.03474432" calcext:value-type="float">
            <text:p>-0.03474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42221242" calcext:value-type="float">
            <text:p>0.42221242</text:p>
          </table:table-cell>
          <table:table-cell office:value-type="float" office:value="0.4167518" calcext:value-type="float">
            <text:p>0.4167518</text:p>
          </table:table-cell>
          <table:table-cell office:value-type="string" calcext:value-type="string">
            <text:p>[-1.82819 <text:s text:c="4"/>5.526643 <text:s text:c="2"/>-0.30386582 -1.7275798 ]</text:p>
          </table:table-cell>
          <table:table-cell table:formula="of:=[.E161]-[.D161]" office:value-type="float" office:value="-0.00546061999999997" calcext:value-type="float">
            <text:p>-0.00546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4013971" calcext:value-type="float">
            <text:p>0.4013971</text:p>
          </table:table-cell>
          <table:table-cell office:value-type="float" office:value="0.373968" calcext:value-type="float">
            <text:p>0.373968</text:p>
          </table:table-cell>
          <table:table-cell office:value-type="string" calcext:value-type="string">
            <text:p>[-1.999325 <text:s text:c="3"/>5.526643 <text:s text:c="2"/>-0.30386582 -1.7275798 ]</text:p>
          </table:table-cell>
          <table:table-cell table:formula="of:=[.E162]-[.D162]" office:value-type="float" office:value="-0.0274291" calcext:value-type="float">
            <text:p>-0.0274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38738275" calcext:value-type="float">
            <text:p>0.38738275</text:p>
          </table:table-cell>
          <table:table-cell office:value-type="float" office:value="0.34229016" calcext:value-type="float">
            <text:p>0.34229016</text:p>
          </table:table-cell>
          <table:table-cell office:value-type="string" calcext:value-type="string">
            <text:p>[-2.1260364 <text:s text:c="2"/>5.526643 <text:s text:c="2"/>-0.30386582 -1.7275798 ]</text:p>
          </table:table-cell>
          <table:table-cell table:formula="of:=[.E163]-[.D163]" office:value-type="float" office:value="-0.04509259" calcext:value-type="float">
            <text:p>-0.04509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4204082" calcext:value-type="float">
            <text:p>0.4204082</text:p>
          </table:table-cell>
          <table:table-cell office:value-type="float" office:value="0.42221242" calcext:value-type="float">
            <text:p>0.42221242</text:p>
          </table:table-cell>
          <table:table-cell office:value-type="string" calcext:value-type="string">
            <text:p>[-1.8063474 <text:s text:c="2"/>5.526643 <text:s text:c="2"/>-0.30386582 -1.7275798 ]</text:p>
          </table:table-cell>
          <table:table-cell table:formula="of:=[.E164]-[.D164]" office:value-type="float" office:value="0.00180421999999997" calcext:value-type="float">
            <text:p>0.00180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41031444" calcext:value-type="float">
            <text:p>0.41031444</text:p>
          </table:table-cell>
          <table:table-cell office:value-type="float" office:value="0.4013971" calcext:value-type="float">
            <text:p>0.4013971</text:p>
          </table:table-cell>
          <table:table-cell office:value-type="string" calcext:value-type="string">
            <text:p>[-1.8896086 <text:s text:c="2"/>5.526643 <text:s text:c="2"/>-0.30386582 -1.7275798 ]</text:p>
          </table:table-cell>
          <table:table-cell table:formula="of:=[.E165]-[.D165]" office:value-type="float" office:value="-0.00891734" calcext:value-type="float">
            <text:p>-0.00891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.40451175" calcext:value-type="float">
            <text:p>0.40451175</text:p>
          </table:table-cell>
          <table:table-cell office:value-type="float" office:value="0.38738275" calcext:value-type="float">
            <text:p>0.38738275</text:p>
          </table:table-cell>
          <table:table-cell office:value-type="string" calcext:value-type="string">
            <text:p>[-1.9456661 <text:s text:c="2"/>5.526643 <text:s text:c="2"/>-0.30386582 -1.7275798 ]</text:p>
          </table:table-cell>
          <table:table-cell table:formula="of:=[.E166]-[.D166]" office:value-type="float" office:value="-0.017129" calcext:value-type="float">
            <text:p>-0.01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41106772" calcext:value-type="float">
            <text:p>0.41106772</text:p>
          </table:table-cell>
          <table:table-cell office:value-type="float" office:value="0.4204082" calcext:value-type="float">
            <text:p>0.4204082</text:p>
          </table:table-cell>
          <table:table-cell office:value-type="string" calcext:value-type="string">
            <text:p>[-1.8135644 <text:s text:c="2"/>5.526643 <text:s text:c="2"/>-0.30386582 -1.7275798 ]</text:p>
          </table:table-cell>
          <table:table-cell table:formula="of:=[.E167]-[.D167]" office:value-type="float" office:value="0.00934047999999998" calcext:value-type="float">
            <text:p>0.00934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40399784" calcext:value-type="float">
            <text:p>0.40399784</text:p>
          </table:table-cell>
          <table:table-cell office:value-type="float" office:value="0.41031444" calcext:value-type="float">
            <text:p>0.41031444</text:p>
          </table:table-cell>
          <table:table-cell office:value-type="string" calcext:value-type="string">
            <text:p>[-1.8539393 <text:s text:c="2"/>5.526643 <text:s text:c="2"/>-0.30386582 -1.7275798 ]</text:p>
          </table:table-cell>
          <table:table-cell table:formula="of:=[.E168]-[.D168]" office:value-type="float" office:value="0.00631660000000001" calcext:value-type="float">
            <text:p>0.0063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0.39935988" calcext:value-type="float">
            <text:p>0.39935988</text:p>
          </table:table-cell>
          <table:table-cell office:value-type="float" office:value="0.40451175" calcext:value-type="float">
            <text:p>0.40451175</text:p>
          </table:table-cell>
          <table:table-cell office:value-type="string" calcext:value-type="string">
            <text:p>[-1.8771499 <text:s text:c="2"/>5.526643 <text:s text:c="2"/>-0.30386582 -1.7275798 ]</text:p>
          </table:table-cell>
          <table:table-cell table:formula="of:=[.E169]-[.D169]" office:value-type="float" office:value="0.00515187" calcext:value-type="float">
            <text:p>0.00515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39742166" calcext:value-type="float">
            <text:p>0.39742166</text:p>
          </table:table-cell>
          <table:table-cell office:value-type="float" office:value="0.41106772" calcext:value-type="float">
            <text:p>0.41106772</text:p>
          </table:table-cell>
          <table:table-cell office:value-type="string" calcext:value-type="string">
            <text:p>[-1.8509262 <text:s text:c="2"/>5.526643 <text:s text:c="2"/>-0.30386582 -1.7275798 ]</text:p>
          </table:table-cell>
          <table:table-cell table:formula="of:=[.E170]-[.D170]" office:value-type="float" office:value="0.01364606" calcext:value-type="float">
            <text:p>0.01364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9029968" calcext:value-type="float">
            <text:p>0.39029968</text:p>
          </table:table-cell>
          <table:table-cell office:value-type="float" office:value="0.40399784" calcext:value-type="float">
            <text:p>0.40399784</text:p>
          </table:table-cell>
          <table:table-cell office:value-type="string" calcext:value-type="string">
            <text:p>[-1.8792056 <text:s text:c="2"/>5.526643 <text:s text:c="2"/>-0.30386582 -1.7275798 ]</text:p>
          </table:table-cell>
          <table:table-cell table:formula="of:=[.E171]-[.D171]" office:value-type="float" office:value="0.01369816" calcext:value-type="float">
            <text:p>0.01369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3847022" calcext:value-type="float">
            <text:p>0.3847022</text:p>
          </table:table-cell>
          <table:table-cell office:value-type="float" office:value="0.39935988" calcext:value-type="float">
            <text:p>0.39935988</text:p>
          </table:table-cell>
          <table:table-cell office:value-type="string" calcext:value-type="string">
            <text:p>[-1.8977576 <text:s text:c="2"/>5.526643 <text:s text:c="2"/>-0.30386582 -1.7275798 ]</text:p>
          </table:table-cell>
          <table:table-cell table:formula="of:=[.E172]-[.D172]" office:value-type="float" office:value="0.01465768" calcext:value-type="float">
            <text:p>0.01465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.3819391" calcext:value-type="float">
            <text:p>0.3819391</text:p>
          </table:table-cell>
          <table:table-cell office:value-type="float" office:value="0.39742166" calcext:value-type="float">
            <text:p>0.39742166</text:p>
          </table:table-cell>
          <table:table-cell office:value-type="string" calcext:value-type="string">
            <text:p>[-1.9055104 <text:s text:c="2"/>5.526643 <text:s text:c="2"/>-0.30386582 -1.7275798 ]</text:p>
          </table:table-cell>
          <table:table-cell table:formula="of:=[.E173]-[.D173]" office:value-type="float" office:value="0.01548256" calcext:value-type="float">
            <text:p>0.0154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0.37334728" calcext:value-type="float">
            <text:p>0.37334728</text:p>
          </table:table-cell>
          <table:table-cell office:value-type="float" office:value="0.39029968" calcext:value-type="float">
            <text:p>0.39029968</text:p>
          </table:table-cell>
          <table:table-cell office:value-type="string" calcext:value-type="string">
            <text:p>[-1.9339983 <text:s text:c="2"/>5.526643 <text:s text:c="2"/>-0.30386582 -1.7275798 ]</text:p>
          </table:table-cell>
          <table:table-cell table:formula="of:=[.E174]-[.D174]" office:value-type="float" office:value="0.0169524" calcext:value-type="float">
            <text:p>0.0169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0.36602944" calcext:value-type="float">
            <text:p>0.36602944</text:p>
          </table:table-cell>
          <table:table-cell office:value-type="float" office:value="0.3847022" calcext:value-type="float">
            <text:p>0.3847022</text:p>
          </table:table-cell>
          <table:table-cell office:value-type="string" calcext:value-type="string">
            <text:p>[-1.9563882 <text:s text:c="2"/>5.526643 <text:s text:c="2"/>-0.30386582 -1.7275798 ]</text:p>
          </table:table-cell>
          <table:table-cell table:formula="of:=[.E175]-[.D175]" office:value-type="float" office:value="0.01867276" calcext:value-type="float">
            <text:p>0.01867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366136" calcext:value-type="float">
            <text:p>0.366136</text:p>
          </table:table-cell>
          <table:table-cell office:value-type="float" office:value="0.3819391" calcext:value-type="float">
            <text:p>0.3819391</text:p>
          </table:table-cell>
          <table:table-cell office:value-type="string" calcext:value-type="string">
            <text:p>[-1.9674406 <text:s text:c="2"/>5.526643 <text:s text:c="2"/>-0.30386582 -1.7275798 ]</text:p>
          </table:table-cell>
          <table:table-cell table:formula="of:=[.E176]-[.D176]" office:value-type="float" office:value="0.0158031" calcext:value-type="float">
            <text:p>0.0158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554529" calcext:value-type="float">
            <text:p>0.3554529</text:p>
          </table:table-cell>
          <table:table-cell office:value-type="float" office:value="0.37334728" calcext:value-type="float">
            <text:p>0.37334728</text:p>
          </table:table-cell>
          <table:table-cell office:value-type="string" calcext:value-type="string">
            <text:p>[-2.001808 <text:s text:c="3"/>5.526643 <text:s text:c="2"/>-0.30386582 -1.7275798 ]</text:p>
          </table:table-cell>
          <table:table-cell table:formula="of:=[.E177]-[.D177]" office:value-type="float" office:value="0.01789438" calcext:value-type="float">
            <text:p>0.0178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4487486" calcext:value-type="float">
            <text:p>0.34487486</text:p>
          </table:table-cell>
          <table:table-cell office:value-type="float" office:value="0.36602944" calcext:value-type="float">
            <text:p>0.36602944</text:p>
          </table:table-cell>
          <table:table-cell office:value-type="string" calcext:value-type="string">
            <text:p>[-2.0310793 <text:s text:c="2"/>5.526643 <text:s text:c="2"/>-0.30386582 -1.7275798 ]</text:p>
          </table:table-cell>
          <table:table-cell table:formula="of:=[.E178]-[.D178]" office:value-type="float" office:value="0.02115458" calcext:value-type="float">
            <text:p>0.02115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0.35089952" calcext:value-type="float">
            <text:p>0.35089952</text:p>
          </table:table-cell>
          <table:table-cell office:value-type="float" office:value="0.366136" calcext:value-type="float">
            <text:p>0.366136</text:p>
          </table:table-cell>
          <table:table-cell office:value-type="string" calcext:value-type="string">
            <text:p>[-2.030653 <text:s text:c="3"/>5.526643 <text:s text:c="2"/>-0.30386582 -1.7275798 ]</text:p>
          </table:table-cell>
          <table:table-cell table:formula="of:=[.E179]-[.D179]" office:value-type="float" office:value="0.01523648" calcext:value-type="float">
            <text:p>0.01523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0.33825737" calcext:value-type="float">
            <text:p>0.33825737</text:p>
          </table:table-cell>
          <table:table-cell office:value-type="float" office:value="0.3554529" calcext:value-type="float">
            <text:p>0.3554529</text:p>
          </table:table-cell>
          <table:table-cell office:value-type="string" calcext:value-type="string">
            <text:p>[-2.0733855 <text:s text:c="2"/>5.526643 <text:s text:c="2"/>-0.30386582 -1.7275798 ]</text:p>
          </table:table-cell>
          <table:table-cell table:formula="of:=[.E180]-[.D180]" office:value-type="float" office:value="0.01719553" calcext:value-type="float">
            <text:p>0.01719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- Oh No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0.3255499" calcext:value-type="float">
            <text:p>0.3255499</text:p>
          </table:table-cell>
          <table:table-cell office:value-type="float" office:value="0.34487486" calcext:value-type="float">
            <text:p>0.34487486</text:p>
          </table:table-cell>
          <table:table-cell office:value-type="string" calcext:value-type="string">
            <text:p>[-2.1156976 <text:s text:c="2"/>5.526643 <text:s text:c="2"/>-0.30386582 -1.7275798 ]</text:p>
          </table:table-cell>
          <table:table-cell table:formula="of:=[.E181]-[.D181]" office:value-type="float" office:value="0.01932496" calcext:value-type="float">
            <text:p>0.01932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.8289251" calcext:value-type="float">
            <text:p>3.8289251</text:p>
          </table:table-cell>
          <table:table-cell office:value-type="float" office:value="6.4695086" calcext:value-type="float">
            <text:p>6.4695086</text:p>
          </table:table-cell>
          <table:table-cell office:value-type="string" calcext:value-type="string">
            <text:p>[ 2.863933 <text:s/>11.500731 <text:s text:c="2"/>4.152648 <text:s text:c="2"/>7.3607235]</text:p>
          </table:table-cell>
          <table:table-cell table:formula="of:=[.E182]-[.D182]" office:value-type="float" office:value="2.6405835" calcext:value-type="float">
            <text:p>2.6405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.7164228" calcext:value-type="float">
            <text:p>3.7164228</text:p>
          </table:table-cell>
          <table:table-cell office:value-type="float" office:value="2.931653" calcext:value-type="float">
            <text:p>2.931653</text:p>
          </table:table-cell>
          <table:table-cell office:value-type="string" calcext:value-type="string">
            <text:p>[-11.287491 <text:s text:c="2"/>11.500731 <text:s text:c="3"/>4.152648 <text:s text:c="3"/>7.3607235]</text:p>
          </table:table-cell>
          <table:table-cell table:formula="of:=[.E183]-[.D183]" office:value-type="float" office:value="-0.7847698" calcext:value-type="float">
            <text:p>-0.7847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6275985" calcext:value-type="float">
            <text:p>3.6275985</text:p>
          </table:table-cell>
          <table:table-cell office:value-type="float" office:value="2.9059763" calcext:value-type="float">
            <text:p>2.9059763</text:p>
          </table:table-cell>
          <table:table-cell office:value-type="string" calcext:value-type="string">
            <text:p>[-11.390198 <text:s text:c="2"/>11.500731 <text:s text:c="3"/>4.152648 <text:s text:c="3"/>7.3607235]</text:p>
          </table:table-cell>
          <table:table-cell table:formula="of:=[.E184]-[.D184]" office:value-type="float" office:value="-0.7216222" calcext:value-type="float">
            <text:p>-0.7216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.5066025" calcext:value-type="float">
            <text:p>3.5066025</text:p>
          </table:table-cell>
          <table:table-cell office:value-type="float" office:value="3.8289251" calcext:value-type="float">
            <text:p>3.8289251</text:p>
          </table:table-cell>
          <table:table-cell office:value-type="string" calcext:value-type="string">
            <text:p>[-7.6984024 11.500731 <text:s text:c="2"/>4.152648 <text:s text:c="2"/>7.3607235]</text:p>
          </table:table-cell>
          <table:table-cell table:formula="of:=[.E185]-[.D185]" office:value-type="float" office:value="0.3223226" calcext:value-type="float">
            <text:p>0.322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4419196" calcext:value-type="float">
            <text:p>3.4419196</text:p>
          </table:table-cell>
          <table:table-cell office:value-type="float" office:value="3.7164228" calcext:value-type="float">
            <text:p>3.7164228</text:p>
          </table:table-cell>
          <table:table-cell office:value-type="string" calcext:value-type="string">
            <text:p>[-8.148412 <text:s/>11.500731 <text:s text:c="2"/>4.152648 <text:s text:c="2"/>7.3607235]</text:p>
          </table:table-cell>
          <table:table-cell table:formula="of:=[.E186]-[.D186]" office:value-type="float" office:value="0.2745032" calcext:value-type="float">
            <text:p>0.2745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.3992534" calcext:value-type="float">
            <text:p>3.3992534</text:p>
          </table:table-cell>
          <table:table-cell office:value-type="float" office:value="3.6275985" calcext:value-type="float">
            <text:p>3.6275985</text:p>
          </table:table-cell>
          <table:table-cell office:value-type="string" calcext:value-type="string">
            <text:p>[-8.503709 <text:s/>11.500731 <text:s text:c="2"/>4.152648 <text:s text:c="2"/>7.3607235]</text:p>
          </table:table-cell>
          <table:table-cell table:formula="of:=[.E187]-[.D187]" office:value-type="float" office:value="0.2283451" calcext:value-type="float">
            <text:p>0.2283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3355231" calcext:value-type="float">
            <text:p>3.3355231</text:p>
          </table:table-cell>
          <table:table-cell office:value-type="float" office:value="3.5066025" calcext:value-type="float">
            <text:p>3.5066025</text:p>
          </table:table-cell>
          <table:table-cell office:value-type="string" calcext:value-type="string">
            <text:p>[-8.987693 <text:s/>11.500731 <text:s text:c="2"/>4.152648 <text:s text:c="2"/>7.3607235]</text:p>
          </table:table-cell>
          <table:table-cell table:formula="of:=[.E188]-[.D188]" office:value-type="float" office:value="0.1710794" calcext:value-type="float">
            <text:p>0.1710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286835" calcext:value-type="float">
            <text:p>3.286835</text:p>
          </table:table-cell>
          <table:table-cell office:value-type="float" office:value="3.4419196" calcext:value-type="float">
            <text:p>3.4419196</text:p>
          </table:table-cell>
          <table:table-cell office:value-type="string" calcext:value-type="string">
            <text:p>[-9.246425 <text:s/>11.500731 <text:s text:c="2"/>4.152648 <text:s text:c="2"/>7.3607235]</text:p>
          </table:table-cell>
          <table:table-cell table:formula="of:=[.E189]-[.D189]" office:value-type="float" office:value="0.1550846" calcext:value-type="float">
            <text:p>0.1550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2504992" calcext:value-type="float">
            <text:p>3.2504992</text:p>
          </table:table-cell>
          <table:table-cell office:value-type="float" office:value="3.3992534" calcext:value-type="float">
            <text:p>3.3992534</text:p>
          </table:table-cell>
          <table:table-cell office:value-type="string" calcext:value-type="string">
            <text:p>[-9.417089 <text:s/>11.500731 <text:s text:c="2"/>4.152648 <text:s text:c="2"/>7.3607235]</text:p>
          </table:table-cell>
          <table:table-cell table:formula="of:=[.E190]-[.D190]" office:value-type="float" office:value="0.1487542" calcext:value-type="float">
            <text:p>0.1487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2185438" calcext:value-type="float">
            <text:p>3.2185438</text:p>
          </table:table-cell>
          <table:table-cell office:value-type="float" office:value="3.3355231" calcext:value-type="float">
            <text:p>3.3355231</text:p>
          </table:table-cell>
          <table:table-cell office:value-type="string" calcext:value-type="string">
            <text:p>[-9.67201 <text:s text:c="2"/>11.500731 <text:s text:c="2"/>4.152648 <text:s text:c="2"/>7.3607235]</text:p>
          </table:table-cell>
          <table:table-cell table:formula="of:=[.E191]-[.D191]" office:value-type="float" office:value="0.1169793" calcext:value-type="float">
            <text:p>0.1169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3.1711662" calcext:value-type="float">
            <text:p>3.1711662</text:p>
          </table:table-cell>
          <table:table-cell office:value-type="float" office:value="3.286835" calcext:value-type="float">
            <text:p>3.286835</text:p>
          </table:table-cell>
          <table:table-cell office:value-type="string" calcext:value-type="string">
            <text:p>[-9.866763 <text:s/>11.500731 <text:s text:c="2"/>4.152648 <text:s text:c="2"/>7.3607235]</text:p>
          </table:table-cell>
          <table:table-cell table:formula="of:=[.E192]-[.D192]" office:value-type="float" office:value="0.1156688" calcext:value-type="float">
            <text:p>0.1156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.1328168" calcext:value-type="float">
            <text:p>3.1328168</text:p>
          </table:table-cell>
          <table:table-cell office:value-type="float" office:value="3.2504992" calcext:value-type="float">
            <text:p>3.2504992</text:p>
          </table:table-cell>
          <table:table-cell office:value-type="string" calcext:value-type="string">
            <text:p>[-10.012106 <text:s text:c="2"/>11.500731 <text:s text:c="3"/>4.152648 <text:s text:c="3"/>7.3607235]</text:p>
          </table:table-cell>
          <table:table-cell table:formula="of:=[.E193]-[.D193]" office:value-type="float" office:value="0.1176824" calcext:value-type="float">
            <text:p>0.1176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1358752" calcext:value-type="float">
            <text:p>3.1358752</text:p>
          </table:table-cell>
          <table:table-cell office:value-type="float" office:value="3.2185438" calcext:value-type="float">
            <text:p>3.2185438</text:p>
          </table:table-cell>
          <table:table-cell office:value-type="string" calcext:value-type="string">
            <text:p>[-10.139928 <text:s text:c="2"/>11.500731 <text:s text:c="3"/>4.152648 <text:s text:c="3"/>7.3607235]</text:p>
          </table:table-cell>
          <table:table-cell table:formula="of:=[.E194]-[.D194]" office:value-type="float" office:value="0.0826685999999999" calcext:value-type="float">
            <text:p>0.0826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0928342" calcext:value-type="float">
            <text:p>3.0928342</text:p>
          </table:table-cell>
          <table:table-cell office:value-type="float" office:value="3.1711662" calcext:value-type="float">
            <text:p>3.1711662</text:p>
          </table:table-cell>
          <table:table-cell office:value-type="string" calcext:value-type="string">
            <text:p>[-10.329438 <text:s text:c="2"/>11.500731 <text:s text:c="3"/>4.152648 <text:s text:c="3"/>7.3607235]</text:p>
          </table:table-cell>
          <table:table-cell table:formula="of:=[.E195]-[.D195]" office:value-type="float" office:value="0.0783320000000001" calcext:value-type="float">
            <text:p>0.078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0607562" calcext:value-type="float">
            <text:p>3.0607562</text:p>
          </table:table-cell>
          <table:table-cell office:value-type="float" office:value="3.1328168" calcext:value-type="float">
            <text:p>3.1328168</text:p>
          </table:table-cell>
          <table:table-cell office:value-type="string" calcext:value-type="string">
            <text:p>[-10.482836 <text:s text:c="2"/>11.500731 <text:s text:c="3"/>4.152648 <text:s text:c="3"/>7.3607235]</text:p>
          </table:table-cell>
          <table:table-cell table:formula="of:=[.E196]-[.D196]" office:value-type="float" office:value="0.0720605999999999" calcext:value-type="float">
            <text:p>0.0720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0754411" calcext:value-type="float">
            <text:p>3.0754411</text:p>
          </table:table-cell>
          <table:table-cell office:value-type="float" office:value="3.1358752" calcext:value-type="float">
            <text:p>3.1358752</text:p>
          </table:table-cell>
          <table:table-cell office:value-type="string" calcext:value-type="string">
            <text:p>[-10.470602 <text:s text:c="2"/>11.500731 <text:s text:c="3"/>4.152648 <text:s text:c="3"/>7.3607235]</text:p>
          </table:table-cell>
          <table:table-cell table:formula="of:=[.E197]-[.D197]" office:value-type="float" office:value="0.0604341000000002" calcext:value-type="float">
            <text:p>0.0604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0387545" calcext:value-type="float">
            <text:p>3.0387545</text:p>
          </table:table-cell>
          <table:table-cell office:value-type="float" office:value="3.0928342" calcext:value-type="float">
            <text:p>3.0928342</text:p>
          </table:table-cell>
          <table:table-cell office:value-type="string" calcext:value-type="string">
            <text:p>[-10.642766 <text:s text:c="2"/>11.500731 <text:s text:c="3"/>4.152648 <text:s text:c="3"/>7.3607235]</text:p>
          </table:table-cell>
          <table:table-cell table:formula="of:=[.E198]-[.D198]" office:value-type="float" office:value="0.0540797" calcext:value-type="float">
            <text:p>0.0540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013978" calcext:value-type="float">
            <text:p>3.013978</text:p>
          </table:table-cell>
          <table:table-cell office:value-type="float" office:value="3.0607562" calcext:value-type="float">
            <text:p>3.0607562</text:p>
          </table:table-cell>
          <table:table-cell office:value-type="string" calcext:value-type="string">
            <text:p>[-10.771078 <text:s text:c="2"/>11.500731 <text:s text:c="3"/>4.152648 <text:s text:c="3"/>7.3607235]</text:p>
          </table:table-cell>
          <table:table-cell table:formula="of:=[.E199]-[.D199]" office:value-type="float" office:value="0.0467782000000003" calcext:value-type="float">
            <text:p>0.0467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0287976" calcext:value-type="float">
            <text:p>3.0287976</text:p>
          </table:table-cell>
          <table:table-cell office:value-type="float" office:value="3.0754411" calcext:value-type="float">
            <text:p>3.0754411</text:p>
          </table:table-cell>
          <table:table-cell office:value-type="string" calcext:value-type="string">
            <text:p>[-10.712338 <text:s text:c="2"/>11.500731 <text:s text:c="3"/>4.152648 <text:s text:c="3"/>7.3607235]</text:p>
          </table:table-cell>
          <table:table-cell table:formula="of:=[.E200]-[.D200]" office:value-type="float" office:value="0.0466435000000001" calcext:value-type="float">
            <text:p>0.0466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9974139" calcext:value-type="float">
            <text:p>2.9974139</text:p>
          </table:table-cell>
          <table:table-cell office:value-type="float" office:value="3.0387545" calcext:value-type="float">
            <text:p>3.0387545</text:p>
          </table:table-cell>
          <table:table-cell office:value-type="string" calcext:value-type="string">
            <text:p>[-10.859085 <text:s text:c="2"/>11.500731 <text:s text:c="3"/>4.152648 <text:s text:c="3"/>7.3607235]</text:p>
          </table:table-cell>
          <table:table-cell table:formula="of:=[.E201]-[.D201]" office:value-type="float" office:value="0.0413405999999998" calcext:value-type="float">
            <text:p>0.0413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.9780986" calcext:value-type="float">
            <text:p>2.9780986</text:p>
          </table:table-cell>
          <table:table-cell office:value-type="float" office:value="3.013978" calcext:value-type="float">
            <text:p>3.013978</text:p>
          </table:table-cell>
          <table:table-cell office:value-type="string" calcext:value-type="string">
            <text:p>[-10.958191 <text:s text:c="2"/>11.500731 <text:s text:c="3"/>4.152648 <text:s text:c="3"/>7.3607235]</text:p>
          </table:table-cell>
          <table:table-cell table:formula="of:=[.E202]-[.D202]" office:value-type="float" office:value="0.0358793999999998" calcext:value-type="float">
            <text:p>0.0358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.990913" calcext:value-type="float">
            <text:p>2.990913</text:p>
          </table:table-cell>
          <table:table-cell office:value-type="float" office:value="3.0287976" calcext:value-type="float">
            <text:p>3.0287976</text:p>
          </table:table-cell>
          <table:table-cell office:value-type="string" calcext:value-type="string">
            <text:p>[-10.898912 <text:s text:c="2"/>11.500731 <text:s text:c="3"/>4.152648 <text:s text:c="3"/>7.3607235]</text:p>
          </table:table-cell>
          <table:table-cell table:formula="of:=[.E203]-[.D203]" office:value-type="float" office:value="0.0378845999999999" calcext:value-type="float">
            <text:p>0.0378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.9625716" calcext:value-type="float">
            <text:p>2.9625716</text:p>
          </table:table-cell>
          <table:table-cell office:value-type="float" office:value="2.9974139" calcext:value-type="float">
            <text:p>2.9974139</text:p>
          </table:table-cell>
          <table:table-cell office:value-type="string" calcext:value-type="string">
            <text:p>[-11.024447 <text:s text:c="2"/>11.500731 <text:s text:c="3"/>4.152648 <text:s text:c="3"/>7.3607235]</text:p>
          </table:table-cell>
          <table:table-cell table:formula="of:=[.E204]-[.D204]" office:value-type="float" office:value="0.0348423000000002" calcext:value-type="float">
            <text:p>0.0348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.94413" calcext:value-type="float">
            <text:p>2.94413</text:p>
          </table:table-cell>
          <table:table-cell office:value-type="float" office:value="2.9780986" calcext:value-type="float">
            <text:p>2.9780986</text:p>
          </table:table-cell>
          <table:table-cell office:value-type="string" calcext:value-type="string">
            <text:p>[-11.101708 <text:s text:c="2"/>11.500731 <text:s text:c="3"/>4.152648 <text:s text:c="3"/>7.3607235]</text:p>
          </table:table-cell>
          <table:table-cell table:formula="of:=[.E205]-[.D205]" office:value-type="float" office:value="0.0339686000000001" calcext:value-type="float">
            <text:p>0.0339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9590478" calcext:value-type="float">
            <text:p>2.9590478</text:p>
          </table:table-cell>
          <table:table-cell office:value-type="float" office:value="2.990913" calcext:value-type="float">
            <text:p>2.990913</text:p>
          </table:table-cell>
          <table:table-cell office:value-type="string" calcext:value-type="string">
            <text:p>[-11.050451 <text:s text:c="2"/>11.500731 <text:s text:c="3"/>4.152648 <text:s text:c="3"/>7.3607235]</text:p>
          </table:table-cell>
          <table:table-cell table:formula="of:=[.E206]-[.D206]" office:value-type="float" office:value="0.0318651999999999" calcext:value-type="float">
            <text:p>0.0318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.9322028" calcext:value-type="float">
            <text:p>2.9322028</text:p>
          </table:table-cell>
          <table:table-cell office:value-type="float" office:value="2.9625716" calcext:value-type="float">
            <text:p>2.9625716</text:p>
          </table:table-cell>
          <table:table-cell office:value-type="string" calcext:value-type="string">
            <text:p>[-11.163816 <text:s text:c="2"/>11.500731 <text:s text:c="3"/>4.152648 <text:s text:c="3"/>7.3607235]</text:p>
          </table:table-cell>
          <table:table-cell table:formula="of:=[.E207]-[.D207]" office:value-type="float" office:value="0.0303687999999998" calcext:value-type="float">
            <text:p>0.0303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912003" calcext:value-type="float">
            <text:p>2.912003</text:p>
          </table:table-cell>
          <table:table-cell office:value-type="float" office:value="2.94413" calcext:value-type="float">
            <text:p>2.94413</text:p>
          </table:table-cell>
          <table:table-cell office:value-type="string" calcext:value-type="string">
            <text:p>[-11.237583 <text:s text:c="2"/>11.500731 <text:s text:c="3"/>4.152648 <text:s text:c="3"/>7.3607235]</text:p>
          </table:table-cell>
          <table:table-cell table:formula="of:=[.E208]-[.D208]" office:value-type="float" office:value="0.032127" calcext:value-type="float">
            <text:p>0.03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.931653" calcext:value-type="float">
            <text:p>2.931653</text:p>
          </table:table-cell>
          <table:table-cell office:value-type="float" office:value="2.9590478" calcext:value-type="float">
            <text:p>2.9590478</text:p>
          </table:table-cell>
          <table:table-cell office:value-type="string" calcext:value-type="string">
            <text:p>[-11.177912 <text:s text:c="2"/>11.500731 <text:s text:c="3"/>4.152648 <text:s text:c="3"/>7.3607235]</text:p>
          </table:table-cell>
          <table:table-cell table:formula="of:=[.E209]-[.D209]" office:value-type="float" office:value="0.0273948000000002" calcext:value-type="float">
            <text:p>0.0273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9059763" calcext:value-type="float">
            <text:p>2.9059763</text:p>
          </table:table-cell>
          <table:table-cell office:value-type="float" office:value="2.9322028" calcext:value-type="float">
            <text:p>2.9322028</text:p>
          </table:table-cell>
          <table:table-cell office:value-type="string" calcext:value-type="string">
            <text:p>[-11.285292 <text:s text:c="2"/>11.500731 <text:s text:c="3"/>4.152648 <text:s text:c="3"/>7.3607235]</text:p>
          </table:table-cell>
          <table:table-cell table:formula="of:=[.E210]-[.D210]" office:value-type="float" office:value="0.0262265000000004" calcext:value-type="float">
            <text:p>0.02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 - Too Bright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8855765" calcext:value-type="float">
            <text:p>2.8855765</text:p>
          </table:table-cell>
          <table:table-cell office:value-type="float" office:value="2.912003" calcext:value-type="float">
            <text:p>2.912003</text:p>
          </table:table-cell>
          <table:table-cell office:value-type="string" calcext:value-type="string">
            <text:p>[-11.366091 <text:s text:c="2"/>11.500731 <text:s text:c="3"/>4.152648 <text:s text:c="3"/>7.3607235]</text:p>
          </table:table-cell>
          <table:table-cell table:formula="of:=[.E211]-[.D211]" office:value-type="float" office:value="0.0264264999999999" calcext:value-type="float">
            <text:p>0.0264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.436357" calcext:value-type="float">
            <text:p>3.436357</text:p>
          </table:table-cell>
          <table:table-cell office:value-type="float" office:value="2.5528429" calcext:value-type="float">
            <text:p>2.5528429</text:p>
          </table:table-cell>
          <table:table-cell office:value-type="string" calcext:value-type="string">
            <text:p>[-3.0235806 <text:s/>4.686766 <text:s text:c="2"/>1.4024284 <text:s/>7.1457577]</text:p>
          </table:table-cell>
          <table:table-cell table:formula="of:=[.E212]-[.D212]" office:value-type="float" office:value="-0.8835141" calcext:value-type="float">
            <text:p>-0.8835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.4063478" calcext:value-type="float">
            <text:p>3.4063478</text:p>
          </table:table-cell>
          <table:table-cell office:value-type="float" office:value="1.9489007" calcext:value-type="float">
            <text:p>1.9489007</text:p>
          </table:table-cell>
          <table:table-cell office:value-type="string" calcext:value-type="string">
            <text:p>[-5.439349 <text:s text:c="2"/>4.686766 <text:s text:c="2"/>1.4024284 <text:s/>7.1457577]</text:p>
          </table:table-cell>
          <table:table-cell table:formula="of:=[.E213]-[.D213]" office:value-type="float" office:value="-1.4574471" calcext:value-type="float">
            <text:p>-1.4574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3456154" calcext:value-type="float">
            <text:p>3.3456154</text:p>
          </table:table-cell>
          <table:table-cell office:value-type="float" office:value="1.9341083" calcext:value-type="float">
            <text:p>1.9341083</text:p>
          </table:table-cell>
          <table:table-cell office:value-type="string" calcext:value-type="string">
            <text:p>[-5.4985194 <text:s/>4.686766 <text:s text:c="2"/>1.4024284 <text:s/>7.1457577]</text:p>
          </table:table-cell>
          <table:table-cell table:formula="of:=[.E214]-[.D214]" office:value-type="float" office:value="-1.4115071" calcext:value-type="float">
            <text:p>-1.4115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.7912562" calcext:value-type="float">
            <text:p>2.7912562</text:p>
          </table:table-cell>
          <table:table-cell office:value-type="float" office:value="3.436357" calcext:value-type="float">
            <text:p>3.436357</text:p>
          </table:table-cell>
          <table:table-cell office:value-type="string" calcext:value-type="string">
            <text:p>[0.5104763 4.686766 <text:s/>1.4024284 7.1457577]</text:p>
          </table:table-cell>
          <table:table-cell table:formula="of:=[.E215]-[.D215]" office:value-type="float" office:value="0.6451008" calcext:value-type="float">
            <text:p>0.645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2.6542282" calcext:value-type="float">
            <text:p>2.6542282</text:p>
          </table:table-cell>
          <table:table-cell office:value-type="float" office:value="3.4063478" calcext:value-type="float">
            <text:p>3.4063478</text:p>
          </table:table-cell>
          <table:table-cell office:value-type="string" calcext:value-type="string">
            <text:p>[0.3904391 4.686766 <text:s/>1.4024284 7.1457577]</text:p>
          </table:table-cell>
          <table:table-cell table:formula="of:=[.E216]-[.D216]" office:value-type="float" office:value="0.7521196" calcext:value-type="float">
            <text:p>0.752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.497055" calcext:value-type="float">
            <text:p>2.497055</text:p>
          </table:table-cell>
          <table:table-cell office:value-type="float" office:value="3.3456154" calcext:value-type="float">
            <text:p>3.3456154</text:p>
          </table:table-cell>
          <table:table-cell office:value-type="string" calcext:value-type="string">
            <text:p>[0.14750963 4.686766 <text:s text:c="2"/>1.4024284 <text:s/>7.1457577 ]</text:p>
          </table:table-cell>
          <table:table-cell table:formula="of:=[.E217]-[.D217]" office:value-type="float" office:value="0.8485604" calcext:value-type="float">
            <text:p>0.8485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.3777502" calcext:value-type="float">
            <text:p>2.3777502</text:p>
          </table:table-cell>
          <table:table-cell office:value-type="float" office:value="2.7912562" calcext:value-type="float">
            <text:p>2.7912562</text:p>
          </table:table-cell>
          <table:table-cell office:value-type="string" calcext:value-type="string">
            <text:p>[-2.0699275 <text:s/>4.686766 <text:s text:c="2"/>1.4024284 <text:s/>7.1457577]</text:p>
          </table:table-cell>
          <table:table-cell table:formula="of:=[.E218]-[.D218]" office:value-type="float" office:value="0.413506" calcext:value-type="float">
            <text:p>0.413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.2369113" calcext:value-type="float">
            <text:p>2.2369113</text:p>
          </table:table-cell>
          <table:table-cell office:value-type="float" office:value="2.6542282" calcext:value-type="float">
            <text:p>2.6542282</text:p>
          </table:table-cell>
          <table:table-cell office:value-type="string" calcext:value-type="string">
            <text:p>[-2.6180391 <text:s/>4.686766 <text:s text:c="2"/>1.4024284 <text:s/>7.1457577]</text:p>
          </table:table-cell>
          <table:table-cell table:formula="of:=[.E219]-[.D219]" office:value-type="float" office:value="0.4173169" calcext:value-type="float">
            <text:p>0.4173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.1365664" calcext:value-type="float">
            <text:p>2.1365664</text:p>
          </table:table-cell>
          <table:table-cell office:value-type="float" office:value="2.497055" calcext:value-type="float">
            <text:p>2.497055</text:p>
          </table:table-cell>
          <table:table-cell office:value-type="string" calcext:value-type="string">
            <text:p>[-3.2467318 <text:s/>4.686766 <text:s text:c="2"/>1.4024284 <text:s/>7.1457577]</text:p>
          </table:table-cell>
          <table:table-cell table:formula="of:=[.E220]-[.D220]" office:value-type="float" office:value="0.3604886" calcext:value-type="float">
            <text:p>0.3604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.1868935" calcext:value-type="float">
            <text:p>2.1868935</text:p>
          </table:table-cell>
          <table:table-cell office:value-type="float" office:value="2.3777502" calcext:value-type="float">
            <text:p>2.3777502</text:p>
          </table:table-cell>
          <table:table-cell office:value-type="string" calcext:value-type="string">
            <text:p>[-3.7239516 <text:s/>4.686766 <text:s text:c="2"/>1.4024284 <text:s/>7.1457577]</text:p>
          </table:table-cell>
          <table:table-cell table:formula="of:=[.E221]-[.D221]" office:value-type="float" office:value="0.1908567" calcext:value-type="float">
            <text:p>0.1908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0912895" calcext:value-type="float">
            <text:p>2.0912895</text:p>
          </table:table-cell>
          <table:table-cell office:value-type="float" office:value="2.2369113" calcext:value-type="float">
            <text:p>2.2369113</text:p>
          </table:table-cell>
          <table:table-cell office:value-type="string" calcext:value-type="string">
            <text:p>[-4.287307 <text:s text:c="2"/>4.686766 <text:s text:c="2"/>1.4024284 <text:s/>7.1457577]</text:p>
          </table:table-cell>
          <table:table-cell table:formula="of:=[.E222]-[.D222]" office:value-type="float" office:value="0.1456218" calcext:value-type="float">
            <text:p>0.1456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.040571" calcext:value-type="float">
            <text:p>2.040571</text:p>
          </table:table-cell>
          <table:table-cell office:value-type="float" office:value="2.1365664" calcext:value-type="float">
            <text:p>2.1365664</text:p>
          </table:table-cell>
          <table:table-cell office:value-type="string" calcext:value-type="string">
            <text:p>[-4.6886864 <text:s/>4.686766 <text:s text:c="2"/>1.4024284 <text:s/>7.1457577]</text:p>
          </table:table-cell>
          <table:table-cell table:formula="of:=[.E223]-[.D223]" office:value-type="float" office:value="0.0959954000000001" calcext:value-type="float">
            <text:p>0.0959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.0904284" calcext:value-type="float">
            <text:p>2.0904284</text:p>
          </table:table-cell>
          <table:table-cell office:value-type="float" office:value="2.1868935" calcext:value-type="float">
            <text:p>2.1868935</text:p>
          </table:table-cell>
          <table:table-cell office:value-type="string" calcext:value-type="string">
            <text:p>[-4.487378 <text:s text:c="2"/>4.686766 <text:s text:c="2"/>1.4024284 <text:s/>7.1457577]</text:p>
          </table:table-cell>
          <table:table-cell table:formula="of:=[.E224]-[.D224]" office:value-type="float" office:value="0.0964651000000001" calcext:value-type="float">
            <text:p>0.0964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.0243533" calcext:value-type="float">
            <text:p>2.0243533</text:p>
          </table:table-cell>
          <table:table-cell office:value-type="float" office:value="2.0912895" calcext:value-type="float">
            <text:p>2.0912895</text:p>
          </table:table-cell>
          <table:table-cell office:value-type="string" calcext:value-type="string">
            <text:p>[-4.8697944 <text:s/>4.686766 <text:s text:c="2"/>1.4024284 <text:s/>7.1457577]</text:p>
          </table:table-cell>
          <table:table-cell table:formula="of:=[.E225]-[.D225]" office:value-type="float" office:value="0.0669361999999998" calcext:value-type="float">
            <text:p>0.0669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.9912989" calcext:value-type="float">
            <text:p>1.9912989</text:p>
          </table:table-cell>
          <table:table-cell office:value-type="float" office:value="2.040571" calcext:value-type="float">
            <text:p>2.040571</text:p>
          </table:table-cell>
          <table:table-cell office:value-type="string" calcext:value-type="string">
            <text:p>[-5.072668 <text:s text:c="2"/>4.686766 <text:s text:c="2"/>1.4024284 <text:s/>7.1457577]</text:p>
          </table:table-cell>
          <table:table-cell table:formula="of:=[.E226]-[.D226]" office:value-type="float" office:value="0.0492720999999998" calcext:value-type="float">
            <text:p>0.0492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.036126" calcext:value-type="float">
            <text:p>2.036126</text:p>
          </table:table-cell>
          <table:table-cell office:value-type="float" office:value="2.0904284" calcext:value-type="float">
            <text:p>2.0904284</text:p>
          </table:table-cell>
          <table:table-cell office:value-type="string" calcext:value-type="string">
            <text:p>[-4.8732386 <text:s/>4.686766 <text:s text:c="2"/>1.4024284 <text:s/>7.1457577]</text:p>
          </table:table-cell>
          <table:table-cell table:formula="of:=[.E227]-[.D227]" office:value-type="float" office:value="0.0543024000000001" calcext:value-type="float">
            <text:p>0.054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1.9897888" calcext:value-type="float">
            <text:p>1.9897888</text:p>
          </table:table-cell>
          <table:table-cell office:value-type="float" office:value="2.0243533" calcext:value-type="float">
            <text:p>2.0243533</text:p>
          </table:table-cell>
          <table:table-cell office:value-type="string" calcext:value-type="string">
            <text:p>[-5.137539 <text:s text:c="2"/>4.686766 <text:s text:c="2"/>1.4024284 <text:s/>7.1457577]</text:p>
          </table:table-cell>
          <table:table-cell table:formula="of:=[.E228]-[.D228]" office:value-type="float" office:value="0.0345645000000001" calcext:value-type="float">
            <text:p>0.0345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1.9695027" calcext:value-type="float">
            <text:p>1.9695027</text:p>
          </table:table-cell>
          <table:table-cell office:value-type="float" office:value="1.9912989" calcext:value-type="float">
            <text:p>1.9912989</text:p>
          </table:table-cell>
          <table:table-cell office:value-type="string" calcext:value-type="string">
            <text:p>[-5.2697563 <text:s/>4.686766 <text:s text:c="2"/>1.4024284 <text:s/>7.1457577]</text:p>
          </table:table-cell>
          <table:table-cell table:formula="of:=[.E229]-[.D229]" office:value-type="float" office:value="0.0217962" calcext:value-type="float">
            <text:p>0.0217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.0024943" calcext:value-type="float">
            <text:p>2.0024943</text:p>
          </table:table-cell>
          <table:table-cell office:value-type="float" office:value="2.036126" calcext:value-type="float">
            <text:p>2.036126</text:p>
          </table:table-cell>
          <table:table-cell office:value-type="string" calcext:value-type="string">
            <text:p>[-5.090449 <text:s text:c="2"/>4.686766 <text:s text:c="2"/>1.4024284 <text:s/>7.1457577]</text:p>
          </table:table-cell>
          <table:table-cell table:formula="of:=[.E230]-[.D230]" office:value-type="float" office:value="0.0336316999999999" calcext:value-type="float">
            <text:p>0.0336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.9696372" calcext:value-type="float">
            <text:p>1.9696372</text:p>
          </table:table-cell>
          <table:table-cell office:value-type="float" office:value="1.9897888" calcext:value-type="float">
            <text:p>1.9897888</text:p>
          </table:table-cell>
          <table:table-cell office:value-type="string" calcext:value-type="string">
            <text:p>[-5.275797 <text:s text:c="2"/>4.686766 <text:s text:c="2"/>1.4024284 <text:s/>7.1457577]</text:p>
          </table:table-cell>
          <table:table-cell table:formula="of:=[.E231]-[.D231]" office:value-type="float" office:value="0.0201515999999999" calcext:value-type="float">
            <text:p>0.0201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.9574528" calcext:value-type="float">
            <text:p>1.9574528</text:p>
          </table:table-cell>
          <table:table-cell office:value-type="float" office:value="1.9695027" calcext:value-type="float">
            <text:p>1.9695027</text:p>
          </table:table-cell>
          <table:table-cell office:value-type="string" calcext:value-type="string">
            <text:p>[-5.356941 <text:s text:c="2"/>4.686766 <text:s text:c="2"/>1.4024284 <text:s/>7.1457577]</text:p>
          </table:table-cell>
          <table:table-cell table:formula="of:=[.E232]-[.D232]" office:value-type="float" office:value="0.0120499000000001" calcext:value-type="float">
            <text:p>0.0120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1.9796035" calcext:value-type="float">
            <text:p>1.9796035</text:p>
          </table:table-cell>
          <table:table-cell office:value-type="float" office:value="2.0024943" calcext:value-type="float">
            <text:p>2.0024943</text:p>
          </table:table-cell>
          <table:table-cell office:value-type="string" calcext:value-type="string">
            <text:p>[-5.2249746 <text:s/>4.686766 <text:s text:c="2"/>1.4024284 <text:s/>7.1457577]</text:p>
          </table:table-cell>
          <table:table-cell table:formula="of:=[.E233]-[.D233]" office:value-type="float" office:value="0.0228907999999999" calcext:value-type="float">
            <text:p>0.0228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1.9555519" calcext:value-type="float">
            <text:p>1.9555519</text:p>
          </table:table-cell>
          <table:table-cell office:value-type="float" office:value="1.9696372" calcext:value-type="float">
            <text:p>1.9696372</text:p>
          </table:table-cell>
          <table:table-cell office:value-type="string" calcext:value-type="string">
            <text:p>[-5.3564034 <text:s/>4.686766 <text:s text:c="2"/>1.4024284 <text:s/>7.1457577]</text:p>
          </table:table-cell>
          <table:table-cell table:formula="of:=[.E234]-[.D234]" office:value-type="float" office:value="0.0140853000000001" calcext:value-type="float">
            <text:p>0.0140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.9468424" calcext:value-type="float">
            <text:p>1.9468424</text:p>
          </table:table-cell>
          <table:table-cell office:value-type="float" office:value="1.9574528" calcext:value-type="float">
            <text:p>1.9574528</text:p>
          </table:table-cell>
          <table:table-cell office:value-type="string" calcext:value-type="string">
            <text:p>[-5.405141 <text:s text:c="2"/>4.686766 <text:s text:c="2"/>1.4024284 <text:s/>7.1457577]</text:p>
          </table:table-cell>
          <table:table-cell table:formula="of:=[.E235]-[.D235]" office:value-type="float" office:value="0.0106104" calcext:value-type="float">
            <text:p>0.010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.9625673" calcext:value-type="float">
            <text:p>1.9625673</text:p>
          </table:table-cell>
          <table:table-cell office:value-type="float" office:value="1.9796035" calcext:value-type="float">
            <text:p>1.9796035</text:p>
          </table:table-cell>
          <table:table-cell office:value-type="string" calcext:value-type="string">
            <text:p>[-5.316538 <text:s text:c="2"/>4.686766 <text:s text:c="2"/>1.4024284 <text:s/>7.1457577]</text:p>
          </table:table-cell>
          <table:table-cell table:formula="of:=[.E236]-[.D236]" office:value-type="float" office:value="0.0170362000000002" calcext:value-type="float">
            <text:p>0.017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.9441516" calcext:value-type="float">
            <text:p>1.9441516</text:p>
          </table:table-cell>
          <table:table-cell office:value-type="float" office:value="1.9555519" calcext:value-type="float">
            <text:p>1.9555519</text:p>
          </table:table-cell>
          <table:table-cell office:value-type="string" calcext:value-type="string">
            <text:p>[-5.412745 <text:s text:c="2"/>4.686766 <text:s text:c="2"/>1.4024284 <text:s/>7.1457577]</text:p>
          </table:table-cell>
          <table:table-cell table:formula="of:=[.E237]-[.D237]" office:value-type="float" office:value="0.0114002999999998" calcext:value-type="float">
            <text:p>0.011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9367161" calcext:value-type="float">
            <text:p>1.9367161</text:p>
          </table:table-cell>
          <table:table-cell office:value-type="float" office:value="1.9468424" calcext:value-type="float">
            <text:p>1.9468424</text:p>
          </table:table-cell>
          <table:table-cell office:value-type="string" calcext:value-type="string">
            <text:p>[-5.4475827 <text:s/>4.686766 <text:s text:c="2"/>1.4024284 <text:s/>7.1457577]</text:p>
          </table:table-cell>
          <table:table-cell table:formula="of:=[.E238]-[.D238]" office:value-type="float" office:value="0.0101263" calcext:value-type="float">
            <text:p>0.0101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1.9489007" calcext:value-type="float">
            <text:p>1.9489007</text:p>
          </table:table-cell>
          <table:table-cell office:value-type="float" office:value="1.9625673" calcext:value-type="float">
            <text:p>1.9625673</text:p>
          </table:table-cell>
          <table:table-cell office:value-type="string" calcext:value-type="string">
            <text:p>[-5.3846827 <text:s/>4.686766 <text:s text:c="2"/>1.4024284 <text:s/>7.1457577]</text:p>
          </table:table-cell>
          <table:table-cell table:formula="of:=[.E239]-[.D239]" office:value-type="float" office:value="0.0136665999999999" calcext:value-type="float">
            <text:p>0.0136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.9341083" calcext:value-type="float">
            <text:p>1.9341083</text:p>
          </table:table-cell>
          <table:table-cell office:value-type="float" office:value="1.9441516" calcext:value-type="float">
            <text:p>1.9441516</text:p>
          </table:table-cell>
          <table:table-cell office:value-type="string" calcext:value-type="string">
            <text:p>[-5.458346 <text:s text:c="2"/>4.686766 <text:s text:c="2"/>1.4024284 <text:s/>7.1457577]</text:p>
          </table:table-cell>
          <table:table-cell table:formula="of:=[.E240]-[.D240]" office:value-type="float" office:value="0.0100433000000002" calcext:value-type="float">
            <text:p>0.0100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Ground - Ill Fate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1.9277134" calcext:value-type="float">
            <text:p>1.9277134</text:p>
          </table:table-cell>
          <table:table-cell office:value-type="float" office:value="1.9367161" calcext:value-type="float">
            <text:p>1.9367161</text:p>
          </table:table-cell>
          <table:table-cell office:value-type="string" calcext:value-type="string">
            <text:p>[-5.488088 <text:s text:c="2"/>4.686766 <text:s text:c="2"/>1.4024284 <text:s/>7.1457577]</text:p>
          </table:table-cell>
          <table:table-cell table:formula="of:=[.E241]-[.D241]" office:value-type="float" office:value="0.00900269999999992" calcext:value-type="float">
            <text:p>0.0090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.7167706" calcext:value-type="float">
            <text:p>4.7167706</text:p>
          </table:table-cell>
          <table:table-cell office:value-type="float" office:value="4.8983183" calcext:value-type="float">
            <text:p>4.8983183</text:p>
          </table:table-cell>
          <table:table-cell office:value-type="string" calcext:value-type="string">
            <text:p>[3.8293848 4.930815 <text:s/>2.9313376 7.9017353]</text:p>
          </table:table-cell>
          <table:table-cell table:formula="of:=[.E242]-[.D242]" office:value-type="float" office:value="0.181547699999999" calcext:value-type="float">
            <text:p>0.1815476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.644314" calcext:value-type="float">
            <text:p>4.644314</text:p>
          </table:table-cell>
          <table:table-cell office:value-type="float" office:value="3.4560256" calcext:value-type="float">
            <text:p>3.4560256</text:p>
          </table:table-cell>
          <table:table-cell office:value-type="string" calcext:value-type="string">
            <text:p>[-1.9397857 <text:s/>4.930815 <text:s text:c="2"/>2.9313376 <text:s/>7.9017353]</text:p>
          </table:table-cell>
          <table:table-cell table:formula="of:=[.E243]-[.D243]" office:value-type="float" office:value="-1.1882884" calcext:value-type="float">
            <text:p>-1.1882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.5647783" calcext:value-type="float">
            <text:p>4.5647783</text:p>
          </table:table-cell>
          <table:table-cell office:value-type="float" office:value="3.3987424" calcext:value-type="float">
            <text:p>3.3987424</text:p>
          </table:table-cell>
          <table:table-cell office:value-type="string" calcext:value-type="string">
            <text:p>[-2.1689184 <text:s/>4.930815 <text:s text:c="2"/>2.9313376 <text:s/>7.9017353]</text:p>
          </table:table-cell>
          <table:table-cell table:formula="of:=[.E244]-[.D244]" office:value-type="float" office:value="-1.1660359" calcext:value-type="float">
            <text:p>-1.1660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.6072106" calcext:value-type="float">
            <text:p>4.6072106</text:p>
          </table:table-cell>
          <table:table-cell office:value-type="float" office:value="4.7167706" calcext:value-type="float">
            <text:p>4.7167706</text:p>
          </table:table-cell>
          <table:table-cell office:value-type="string" calcext:value-type="string">
            <text:p>[3.1031945 4.930815 <text:s/>2.9313376 7.9017353]</text:p>
          </table:table-cell>
          <table:table-cell table:formula="of:=[.E245]-[.D245]" office:value-type="float" office:value="0.10956" calcext:value-type="float">
            <text:p>0.10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.5039215" calcext:value-type="float">
            <text:p>4.5039215</text:p>
          </table:table-cell>
          <table:table-cell office:value-type="float" office:value="4.644314" calcext:value-type="float">
            <text:p>4.644314</text:p>
          </table:table-cell>
          <table:table-cell office:value-type="string" calcext:value-type="string">
            <text:p>[2.8133664 4.930815 <text:s/>2.9313376 7.9017353]</text:p>
          </table:table-cell>
          <table:table-cell table:formula="of:=[.E246]-[.D246]" office:value-type="float" office:value="0.1403925" calcext:value-type="float">
            <text:p>0.1403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4.402231" calcext:value-type="float">
            <text:p>4.402231</text:p>
          </table:table-cell>
          <table:table-cell office:value-type="float" office:value="4.5647783" calcext:value-type="float">
            <text:p>4.5647783</text:p>
          </table:table-cell>
          <table:table-cell office:value-type="string" calcext:value-type="string">
            <text:p>[2.4952257 4.930815 <text:s/>2.9313376 7.9017353]</text:p>
          </table:table-cell>
          <table:table-cell table:formula="of:=[.E247]-[.D247]" office:value-type="float" office:value="0.162547300000001" calcext:value-type="float">
            <text:p>0.1625473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.3633056" calcext:value-type="float">
            <text:p>4.3633056</text:p>
          </table:table-cell>
          <table:table-cell office:value-type="float" office:value="4.6072106" calcext:value-type="float">
            <text:p>4.6072106</text:p>
          </table:table-cell>
          <table:table-cell office:value-type="string" calcext:value-type="string">
            <text:p>[2.6649547 4.930815 <text:s/>2.9313376 7.9017353]</text:p>
          </table:table-cell>
          <table:table-cell table:formula="of:=[.E248]-[.D248]" office:value-type="float" office:value="0.243905" calcext:value-type="float">
            <text:p>0.243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.2935705" calcext:value-type="float">
            <text:p>4.2935705</text:p>
          </table:table-cell>
          <table:table-cell office:value-type="float" office:value="4.5039215" calcext:value-type="float">
            <text:p>4.5039215</text:p>
          </table:table-cell>
          <table:table-cell office:value-type="string" calcext:value-type="string">
            <text:p>[2.2517989 4.930815 <text:s/>2.9313376 7.9017353]</text:p>
          </table:table-cell>
          <table:table-cell table:formula="of:=[.E249]-[.D249]" office:value-type="float" office:value="0.210350999999999" calcext:value-type="float">
            <text:p>0.210350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.226754" calcext:value-type="float">
            <text:p>4.226754</text:p>
          </table:table-cell>
          <table:table-cell office:value-type="float" office:value="4.402231" calcext:value-type="float">
            <text:p>4.402231</text:p>
          </table:table-cell>
          <table:table-cell office:value-type="string" calcext:value-type="string">
            <text:p>[1.8450377 4.930815 <text:s/>2.9313376 7.9017353]</text:p>
          </table:table-cell>
          <table:table-cell table:formula="of:=[.E250]-[.D250]" office:value-type="float" office:value="0.175477" calcext:value-type="float">
            <text:p>0.175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.126707" calcext:value-type="float">
            <text:p>4.126707</text:p>
          </table:table-cell>
          <table:table-cell office:value-type="float" office:value="4.3633056" calcext:value-type="float">
            <text:p>4.3633056</text:p>
          </table:table-cell>
          <table:table-cell office:value-type="string" calcext:value-type="string">
            <text:p>[1.6893346 4.930815 <text:s/>2.9313376 7.9017353]</text:p>
          </table:table-cell>
          <table:table-cell table:formula="of:=[.E251]-[.D251]" office:value-type="float" office:value="0.236598600000001" calcext:value-type="float">
            <text:p>0.2365986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4.059785" calcext:value-type="float">
            <text:p>4.059785</text:p>
          </table:table-cell>
          <table:table-cell office:value-type="float" office:value="4.2935705" calcext:value-type="float">
            <text:p>4.2935705</text:p>
          </table:table-cell>
          <table:table-cell office:value-type="string" calcext:value-type="string">
            <text:p>[1.4103951 4.930815 <text:s/>2.9313376 7.9017353]</text:p>
          </table:table-cell>
          <table:table-cell table:formula="of:=[.E252]-[.D252]" office:value-type="float" office:value="0.233785500000001" calcext:value-type="float">
            <text:p>0.2337855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4.001335" calcext:value-type="float">
            <text:p>4.001335</text:p>
          </table:table-cell>
          <table:table-cell office:value-type="float" office:value="4.226754" calcext:value-type="float">
            <text:p>4.226754</text:p>
          </table:table-cell>
          <table:table-cell office:value-type="string" calcext:value-type="string">
            <text:p>[1.1431291 4.930815 <text:s/>2.9313376 7.9017353]</text:p>
          </table:table-cell>
          <table:table-cell table:formula="of:=[.E253]-[.D253]" office:value-type="float" office:value="0.225419" calcext:value-type="float">
            <text:p>0.225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.9306848" calcext:value-type="float">
            <text:p>3.9306848</text:p>
          </table:table-cell>
          <table:table-cell office:value-type="float" office:value="4.126707" calcext:value-type="float">
            <text:p>4.126707</text:p>
          </table:table-cell>
          <table:table-cell office:value-type="string" calcext:value-type="string">
            <text:p>[0.7429412 4.930815 <text:s/>2.9313376 7.9017353]</text:p>
          </table:table-cell>
          <table:table-cell table:formula="of:=[.E254]-[.D254]" office:value-type="float" office:value="0.1960222" calcext:value-type="float">
            <text:p>0.1960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.8526397" calcext:value-type="float">
            <text:p>3.8526397</text:p>
          </table:table-cell>
          <table:table-cell office:value-type="float" office:value="4.059785" calcext:value-type="float">
            <text:p>4.059785</text:p>
          </table:table-cell>
          <table:table-cell office:value-type="string" calcext:value-type="string">
            <text:p>[0.4752521 4.930815 <text:s/>2.9313376 7.9017353]</text:p>
          </table:table-cell>
          <table:table-cell table:formula="of:=[.E255]-[.D255]" office:value-type="float" office:value="0.2071453" calcext:value-type="float">
            <text:p>0.2071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.7809095" calcext:value-type="float">
            <text:p>3.7809095</text:p>
          </table:table-cell>
          <table:table-cell office:value-type="float" office:value="4.001335" calcext:value-type="float">
            <text:p>4.001335</text:p>
          </table:table-cell>
          <table:table-cell office:value-type="string" calcext:value-type="string">
            <text:p>[0.24145284 4.930815 <text:s text:c="2"/>2.9313376 <text:s/>7.9017353 ]</text:p>
          </table:table-cell>
          <table:table-cell table:formula="of:=[.E256]-[.D256]" office:value-type="float" office:value="0.2204255" calcext:value-type="float">
            <text:p>0.2204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.7796361" calcext:value-type="float">
            <text:p>3.7796361</text:p>
          </table:table-cell>
          <table:table-cell office:value-type="float" office:value="3.9306848" calcext:value-type="float">
            <text:p>3.9306848</text:p>
          </table:table-cell>
          <table:table-cell office:value-type="string" calcext:value-type="string">
            <text:p>[-0.04114851 <text:s/>4.930815 <text:s text:c="3"/>2.9313376 <text:s text:c="2"/>7.9017353 ]</text:p>
          </table:table-cell>
          <table:table-cell table:formula="of:=[.E257]-[.D257]" office:value-type="float" office:value="0.1510487" calcext:value-type="float">
            <text:p>0.1510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.6969268" calcext:value-type="float">
            <text:p>3.6969268</text:p>
          </table:table-cell>
          <table:table-cell office:value-type="float" office:value="3.8526397" calcext:value-type="float">
            <text:p>3.8526397</text:p>
          </table:table-cell>
          <table:table-cell office:value-type="string" calcext:value-type="string">
            <text:p>[-0.35332903 <text:s/>4.930815 <text:s text:c="3"/>2.9313376 <text:s text:c="2"/>7.9017353 ]</text:p>
          </table:table-cell>
          <table:table-cell table:formula="of:=[.E258]-[.D258]" office:value-type="float" office:value="0.1557129" calcext:value-type="float">
            <text:p>0.1557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3.6224668" calcext:value-type="float">
            <text:p>3.6224668</text:p>
          </table:table-cell>
          <table:table-cell office:value-type="float" office:value="3.7809095" calcext:value-type="float">
            <text:p>3.7809095</text:p>
          </table:table-cell>
          <table:table-cell office:value-type="string" calcext:value-type="string">
            <text:p>[-0.6402495 <text:s/>4.930815 <text:s text:c="2"/>2.9313376 <text:s/>7.9017353]</text:p>
          </table:table-cell>
          <table:table-cell table:formula="of:=[.E259]-[.D259]" office:value-type="float" office:value="0.1584427" calcext:value-type="float">
            <text:p>0.1584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.6657188" calcext:value-type="float">
            <text:p>3.6657188</text:p>
          </table:table-cell>
          <table:table-cell office:value-type="float" office:value="3.7796361" calcext:value-type="float">
            <text:p>3.7796361</text:p>
          </table:table-cell>
          <table:table-cell office:value-type="string" calcext:value-type="string">
            <text:p>[-0.64534307 <text:s/>4.930815 <text:s text:c="3"/>2.9313376 <text:s text:c="2"/>7.9017353 ]</text:p>
          </table:table-cell>
          <table:table-cell table:formula="of:=[.E260]-[.D260]" office:value-type="float" office:value="0.1139173" calcext:value-type="float">
            <text:p>0.1139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.5878732" calcext:value-type="float">
            <text:p>3.5878732</text:p>
          </table:table-cell>
          <table:table-cell office:value-type="float" office:value="3.6969268" calcext:value-type="float">
            <text:p>3.6969268</text:p>
          </table:table-cell>
          <table:table-cell office:value-type="string" calcext:value-type="string">
            <text:p>[-0.9761811 <text:s/>4.930815 <text:s text:c="2"/>2.9313376 <text:s/>7.9017353]</text:p>
          </table:table-cell>
          <table:table-cell table:formula="of:=[.E261]-[.D261]" office:value-type="float" office:value="0.1090536" calcext:value-type="float">
            <text:p>0.1090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.5270534" calcext:value-type="float">
            <text:p>3.5270534</text:p>
          </table:table-cell>
          <table:table-cell office:value-type="float" office:value="3.6224668" calcext:value-type="float">
            <text:p>3.6224668</text:p>
          </table:table-cell>
          <table:table-cell office:value-type="string" calcext:value-type="string">
            <text:p>[-1.2740206 <text:s/>4.930815 <text:s text:c="2"/>2.9313376 <text:s/>7.9017353]</text:p>
          </table:table-cell>
          <table:table-cell table:formula="of:=[.E262]-[.D262]" office:value-type="float" office:value="0.0954134000000004" calcext:value-type="float">
            <text:p>0.0954134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.5787606" calcext:value-type="float">
            <text:p>3.5787606</text:p>
          </table:table-cell>
          <table:table-cell office:value-type="float" office:value="3.6657188" calcext:value-type="float">
            <text:p>3.6657188</text:p>
          </table:table-cell>
          <table:table-cell office:value-type="string" calcext:value-type="string">
            <text:p>[-1.1010132 <text:s/>4.930815 <text:s text:c="2"/>2.9313376 <text:s/>7.9017353]</text:p>
          </table:table-cell>
          <table:table-cell table:formula="of:=[.E263]-[.D263]" office:value-type="float" office:value="0.0869582000000002" calcext:value-type="float">
            <text:p>0.0869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3.5091932" calcext:value-type="float">
            <text:p>3.5091932</text:p>
          </table:table-cell>
          <table:table-cell office:value-type="float" office:value="3.5878732" calcext:value-type="float">
            <text:p>3.5878732</text:p>
          </table:table-cell>
          <table:table-cell office:value-type="string" calcext:value-type="string">
            <text:p>[-1.4123951 <text:s/>4.930815 <text:s text:c="2"/>2.9313376 <text:s/>7.9017353]</text:p>
          </table:table-cell>
          <table:table-cell table:formula="of:=[.E264]-[.D264]" office:value-type="float" office:value="0.0786800000000003" calcext:value-type="float">
            <text:p>0.07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3.4622579" calcext:value-type="float">
            <text:p>3.4622579</text:p>
          </table:table-cell>
          <table:table-cell office:value-type="float" office:value="3.5270534" calcext:value-type="float">
            <text:p>3.5270534</text:p>
          </table:table-cell>
          <table:table-cell office:value-type="string" calcext:value-type="string">
            <text:p>[-1.655675 <text:s text:c="2"/>4.930815 <text:s text:c="2"/>2.9313376 <text:s/>7.9017353]</text:p>
          </table:table-cell>
          <table:table-cell table:formula="of:=[.E265]-[.D265]" office:value-type="float" office:value="0.0647954999999998" calcext:value-type="float">
            <text:p>0.0647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.5106666" calcext:value-type="float">
            <text:p>3.5106666</text:p>
          </table:table-cell>
          <table:table-cell office:value-type="float" office:value="3.5787606" calcext:value-type="float">
            <text:p>3.5787606</text:p>
          </table:table-cell>
          <table:table-cell office:value-type="string" calcext:value-type="string">
            <text:p>[-1.4488451 <text:s/>4.930815 <text:s text:c="2"/>2.9313376 <text:s/>7.9017353]</text:p>
          </table:table-cell>
          <table:table-cell table:formula="of:=[.E266]-[.D266]" office:value-type="float" office:value="0.0680939999999999" calcext:value-type="float">
            <text:p>0.068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3.4482725" calcext:value-type="float">
            <text:p>3.4482725</text:p>
          </table:table-cell>
          <table:table-cell office:value-type="float" office:value="3.5091932" calcext:value-type="float">
            <text:p>3.5091932</text:p>
          </table:table-cell>
          <table:table-cell office:value-type="string" calcext:value-type="string">
            <text:p>[-1.7271152 <text:s/>4.930815 <text:s text:c="2"/>2.9313376 <text:s/>7.9017353]</text:p>
          </table:table-cell>
          <table:table-cell table:formula="of:=[.E267]-[.D267]" office:value-type="float" office:value="0.0609207000000001" calcext:value-type="float">
            <text:p>0.0609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.4082234" calcext:value-type="float">
            <text:p>3.4082234</text:p>
          </table:table-cell>
          <table:table-cell office:value-type="float" office:value="3.4622579" calcext:value-type="float">
            <text:p>3.4622579</text:p>
          </table:table-cell>
          <table:table-cell office:value-type="string" calcext:value-type="string">
            <text:p>[-1.914857 <text:s text:c="2"/>4.930815 <text:s text:c="2"/>2.9313376 <text:s/>7.9017353]</text:p>
          </table:table-cell>
          <table:table-cell table:formula="of:=[.E268]-[.D268]" office:value-type="float" office:value="0.0540345000000002" calcext:value-type="float">
            <text:p>0.0540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.4560256" calcext:value-type="float">
            <text:p>3.4560256</text:p>
          </table:table-cell>
          <table:table-cell office:value-type="float" office:value="3.5106666" calcext:value-type="float">
            <text:p>3.5106666</text:p>
          </table:table-cell>
          <table:table-cell office:value-type="string" calcext:value-type="string">
            <text:p>[-1.7212213 <text:s/>4.930815 <text:s text:c="2"/>2.9313376 <text:s/>7.9017353]</text:p>
          </table:table-cell>
          <table:table-cell table:formula="of:=[.E269]-[.D269]" office:value-type="float" office:value="0.0546410000000002" calcext:value-type="float">
            <text:p>0.054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3.3987424" calcext:value-type="float">
            <text:p>3.3987424</text:p>
          </table:table-cell>
          <table:table-cell office:value-type="float" office:value="3.4482725" calcext:value-type="float">
            <text:p>3.4482725</text:p>
          </table:table-cell>
          <table:table-cell office:value-type="string" calcext:value-type="string">
            <text:p>[-1.9707984 <text:s/>4.930815 <text:s text:c="2"/>2.9313376 <text:s/>7.9017353]</text:p>
          </table:table-cell>
          <table:table-cell table:formula="of:=[.E270]-[.D270]" office:value-type="float" office:value="0.0495300999999997" calcext:value-type="float">
            <text:p>0.0495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by Nobody - Stitch Up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3.3613057" calcext:value-type="float">
            <text:p>3.3613057</text:p>
          </table:table-cell>
          <table:table-cell office:value-type="float" office:value="3.4082234" calcext:value-type="float">
            <text:p>3.4082234</text:p>
          </table:table-cell>
          <table:table-cell office:value-type="string" calcext:value-type="string">
            <text:p>[-2.1309946 <text:s/>4.930815 <text:s text:c="2"/>2.9313376 <text:s/>7.9017353]</text:p>
          </table:table-cell>
          <table:table-cell table:formula="of:=[.E271]-[.D271]" office:value-type="float" office:value="0.0469176999999998" calcext:value-type="float">
            <text:p>0.0469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.198605" calcext:value-type="float">
            <text:p>3.198605</text:p>
          </table:table-cell>
          <table:table-cell office:value-type="float" office:value="3.8289094" calcext:value-type="float">
            <text:p>3.8289094</text:p>
          </table:table-cell>
          <table:table-cell office:value-type="string" calcext:value-type="string">
            <text:p>[4.8072095 3.51515 <text:s text:c="2"/>1.1457978 5.8474803]</text:p>
          </table:table-cell>
          <table:table-cell table:formula="of:=[.E272]-[.D272]" office:value-type="float" office:value="0.6303044" calcext:value-type="float">
            <text:p>0.6303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.1150732" calcext:value-type="float">
            <text:p>3.1150732</text:p>
          </table:table-cell>
          <table:table-cell office:value-type="float" office:value="2.305586" calcext:value-type="float">
            <text:p>2.305586</text:p>
          </table:table-cell>
          <table:table-cell office:value-type="string" calcext:value-type="string">
            <text:p>[-1.2860836 <text:s/>3.51515 <text:s text:c="3"/>1.1457978 <text:s/>5.8474803]</text:p>
          </table:table-cell>
          <table:table-cell table:formula="of:=[.E273]-[.D273]" office:value-type="float" office:value="-0.8094872" calcext:value-type="float">
            <text:p>-0.8094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.03976" calcext:value-type="float">
            <text:p>3.03976</text:p>
          </table:table-cell>
          <table:table-cell office:value-type="float" office:value="2.2388098" calcext:value-type="float">
            <text:p>2.2388098</text:p>
          </table:table-cell>
          <table:table-cell office:value-type="string" calcext:value-type="string">
            <text:p>[-1.553189 <text:s text:c="2"/>3.51515 <text:s text:c="3"/>1.1457978 <text:s/>5.8474803]</text:p>
          </table:table-cell>
          <table:table-cell table:formula="of:=[.E274]-[.D274]" office:value-type="float" office:value="-0.8009502" calcext:value-type="float">
            <text:p>-0.8009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.2798157" calcext:value-type="float">
            <text:p>3.2798157</text:p>
          </table:table-cell>
          <table:table-cell office:value-type="float" office:value="3.198605" calcext:value-type="float">
            <text:p>3.198605</text:p>
          </table:table-cell>
          <table:table-cell office:value-type="string" calcext:value-type="string">
            <text:p>[2.2859926 3.51515 <text:s text:c="2"/>1.1457978 5.8474803]</text:p>
          </table:table-cell>
          <table:table-cell table:formula="of:=[.E275]-[.D275]" office:value-type="float" office:value="-0.0812106999999998" calcext:value-type="float">
            <text:p>-0.0812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.1960673" calcext:value-type="float">
            <text:p>3.1960673</text:p>
          </table:table-cell>
          <table:table-cell office:value-type="float" office:value="3.1150732" calcext:value-type="float">
            <text:p>3.1150732</text:p>
          </table:table-cell>
          <table:table-cell office:value-type="string" calcext:value-type="string">
            <text:p>[1.9518651 3.51515 <text:s text:c="2"/>1.1457978 5.8474803]</text:p>
          </table:table-cell>
          <table:table-cell table:formula="of:=[.E276]-[.D276]" office:value-type="float" office:value="-0.0809941000000003" calcext:value-type="float">
            <text:p>-0.0809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3.1166625" calcext:value-type="float">
            <text:p>3.1166625</text:p>
          </table:table-cell>
          <table:table-cell office:value-type="float" office:value="3.03976" calcext:value-type="float">
            <text:p>3.03976</text:p>
          </table:table-cell>
          <table:table-cell office:value-type="string" calcext:value-type="string">
            <text:p>[1.6506118 3.51515 <text:s text:c="2"/>1.1457978 5.8474803]</text:p>
          </table:table-cell>
          <table:table-cell table:formula="of:=[.E277]-[.D277]" office:value-type="float" office:value="-0.0769025000000001" calcext:value-type="float">
            <text:p>-0.0769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.1999269" calcext:value-type="float">
            <text:p>3.1999269</text:p>
          </table:table-cell>
          <table:table-cell office:value-type="float" office:value="3.2798157" calcext:value-type="float">
            <text:p>3.2798157</text:p>
          </table:table-cell>
          <table:table-cell office:value-type="string" calcext:value-type="string">
            <text:p>[2.6108346 3.51515 <text:s text:c="2"/>1.1457978 5.8474803]</text:p>
          </table:table-cell>
          <table:table-cell table:formula="of:=[.E278]-[.D278]" office:value-type="float" office:value="0.0798888" calcext:value-type="float">
            <text:p>0.0798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3.1247897" calcext:value-type="float">
            <text:p>3.1247897</text:p>
          </table:table-cell>
          <table:table-cell office:value-type="float" office:value="3.1960673" calcext:value-type="float">
            <text:p>3.1960673</text:p>
          </table:table-cell>
          <table:table-cell office:value-type="string" calcext:value-type="string">
            <text:p>[2.2758405 3.51515 <text:s text:c="2"/>1.1457978 5.8474803]</text:p>
          </table:table-cell>
          <table:table-cell table:formula="of:=[.E279]-[.D279]" office:value-type="float" office:value="0.0712776000000002" calcext:value-type="float">
            <text:p>0.0712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.045652" calcext:value-type="float">
            <text:p>3.045652</text:p>
          </table:table-cell>
          <table:table-cell office:value-type="float" office:value="3.1166625" calcext:value-type="float">
            <text:p>3.1166625</text:p>
          </table:table-cell>
          <table:table-cell office:value-type="string" calcext:value-type="string">
            <text:p>[1.9582226 3.51515 <text:s text:c="2"/>1.1457978 5.8474803]</text:p>
          </table:table-cell>
          <table:table-cell table:formula="of:=[.E280]-[.D280]" office:value-type="float" office:value="0.0710104999999999" calcext:value-type="float">
            <text:p>0.0710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.0452309" calcext:value-type="float">
            <text:p>3.0452309</text:p>
          </table:table-cell>
          <table:table-cell office:value-type="float" office:value="3.1999269" calcext:value-type="float">
            <text:p>3.1999269</text:p>
          </table:table-cell>
          <table:table-cell office:value-type="string" calcext:value-type="string">
            <text:p>[2.2912798 3.51515 <text:s text:c="2"/>1.1457978 5.8474803]</text:p>
          </table:table-cell>
          <table:table-cell table:formula="of:=[.E281]-[.D281]" office:value-type="float" office:value="0.154696" calcext:value-type="float">
            <text:p>0.154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.9658937" calcext:value-type="float">
            <text:p>2.9658937</text:p>
          </table:table-cell>
          <table:table-cell office:value-type="float" office:value="3.1247897" calcext:value-type="float">
            <text:p>3.1247897</text:p>
          </table:table-cell>
          <table:table-cell office:value-type="string" calcext:value-type="string">
            <text:p>[1.9907305 3.51515 <text:s text:c="2"/>1.1457978 5.8474803]</text:p>
          </table:table-cell>
          <table:table-cell table:formula="of:=[.E282]-[.D282]" office:value-type="float" office:value="0.158896" calcext:value-type="float">
            <text:p>0.158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.874977" calcext:value-type="float">
            <text:p>2.874977</text:p>
          </table:table-cell>
          <table:table-cell office:value-type="float" office:value="3.045652" calcext:value-type="float">
            <text:p>3.045652</text:p>
          </table:table-cell>
          <table:table-cell office:value-type="string" calcext:value-type="string">
            <text:p>[1.67418 <text:s text:c="2"/>3.51515 <text:s text:c="2"/>1.1457978 5.8474803]</text:p>
          </table:table-cell>
          <table:table-cell table:formula="of:=[.E283]-[.D283]" office:value-type="float" office:value="0.170675" calcext:value-type="float">
            <text:p>0.170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.8822684" calcext:value-type="float">
            <text:p>2.8822684</text:p>
          </table:table-cell>
          <table:table-cell office:value-type="float" office:value="3.0452309" calcext:value-type="float">
            <text:p>3.0452309</text:p>
          </table:table-cell>
          <table:table-cell office:value-type="string" calcext:value-type="string">
            <text:p>[1.672495 <text:s/>3.51515 <text:s text:c="2"/>1.1457978 5.8474803]</text:p>
          </table:table-cell>
          <table:table-cell table:formula="of:=[.E284]-[.D284]" office:value-type="float" office:value="0.1629625" calcext:value-type="float">
            <text:p>0.162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.8049965" calcext:value-type="float">
            <text:p>2.8049965</text:p>
          </table:table-cell>
          <table:table-cell office:value-type="float" office:value="2.9658937" calcext:value-type="float">
            <text:p>2.9658937</text:p>
          </table:table-cell>
          <table:table-cell office:value-type="string" calcext:value-type="string">
            <text:p>[1.3551476 3.51515 <text:s text:c="2"/>1.1457978 5.8474803]</text:p>
          </table:table-cell>
          <table:table-cell table:formula="of:=[.E285]-[.D285]" office:value-type="float" office:value="0.1608972" calcext:value-type="float">
            <text:p>0.160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.7261992" calcext:value-type="float">
            <text:p>2.7261992</text:p>
          </table:table-cell>
          <table:table-cell office:value-type="float" office:value="2.874977" calcext:value-type="float">
            <text:p>2.874977</text:p>
          </table:table-cell>
          <table:table-cell office:value-type="string" calcext:value-type="string">
            <text:p>[0.99148035 3.51515 <text:s text:c="3"/>1.1457978 <text:s/>5.8474803 ]</text:p>
          </table:table-cell>
          <table:table-cell table:formula="of:=[.E286]-[.D286]" office:value-type="float" office:value="0.1487778" calcext:value-type="float">
            <text:p>0.148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.7343855" calcext:value-type="float">
            <text:p>2.7343855</text:p>
          </table:table-cell>
          <table:table-cell office:value-type="float" office:value="2.8822684" calcext:value-type="float">
            <text:p>2.8822684</text:p>
          </table:table-cell>
          <table:table-cell office:value-type="string" calcext:value-type="string">
            <text:p>[1.0206459 3.51515 <text:s text:c="2"/>1.1457978 5.8474803]</text:p>
          </table:table-cell>
          <table:table-cell table:formula="of:=[.E287]-[.D287]" office:value-type="float" office:value="0.1478829" calcext:value-type="float">
            <text:p>0.1478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2.665285" calcext:value-type="float">
            <text:p>2.665285</text:p>
          </table:table-cell>
          <table:table-cell office:value-type="float" office:value="2.8049965" calcext:value-type="float">
            <text:p>2.8049965</text:p>
          </table:table-cell>
          <table:table-cell office:value-type="string" calcext:value-type="string">
            <text:p>[0.71155834 3.51515 <text:s text:c="3"/>1.1457978 <text:s/>5.8474803 ]</text:p>
          </table:table-cell>
          <table:table-cell table:formula="of:=[.E288]-[.D288]" office:value-type="float" office:value="0.1397115" calcext:value-type="float">
            <text:p>0.1397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.604842" calcext:value-type="float">
            <text:p>2.604842</text:p>
          </table:table-cell>
          <table:table-cell office:value-type="float" office:value="2.7261992" calcext:value-type="float">
            <text:p>2.7261992</text:p>
          </table:table-cell>
          <table:table-cell office:value-type="string" calcext:value-type="string">
            <text:p>[0.39636856 3.51515 <text:s text:c="3"/>1.1457978 <text:s/>5.8474803 ]</text:p>
          </table:table-cell>
          <table:table-cell table:formula="of:=[.E289]-[.D289]" office:value-type="float" office:value="0.1213572" calcext:value-type="float">
            <text:p>0.1213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.60424" calcext:value-type="float">
            <text:p>2.60424</text:p>
          </table:table-cell>
          <table:table-cell office:value-type="float" office:value="2.7343855" calcext:value-type="float">
            <text:p>2.7343855</text:p>
          </table:table-cell>
          <table:table-cell office:value-type="string" calcext:value-type="string">
            <text:p>[0.42911425 3.51515 <text:s text:c="3"/>1.1457978 <text:s/>5.8474803 ]</text:p>
          </table:table-cell>
          <table:table-cell table:formula="of:=[.E290]-[.D290]" office:value-type="float" office:value="0.1301455" calcext:value-type="float">
            <text:p>0.1301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.5397873" calcext:value-type="float">
            <text:p>2.5397873</text:p>
          </table:table-cell>
          <table:table-cell office:value-type="float" office:value="2.665285" calcext:value-type="float">
            <text:p>2.665285</text:p>
          </table:table-cell>
          <table:table-cell office:value-type="string" calcext:value-type="string">
            <text:p>[0.1527125 3.51515 <text:s text:c="2"/>1.1457978 5.8474803]</text:p>
          </table:table-cell>
          <table:table-cell table:formula="of:=[.E291]-[.D291]" office:value-type="float" office:value="0.1254977" calcext:value-type="float">
            <text:p>0.1254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.4858036" calcext:value-type="float">
            <text:p>2.4858036</text:p>
          </table:table-cell>
          <table:table-cell office:value-type="float" office:value="2.604842" calcext:value-type="float">
            <text:p>2.604842</text:p>
          </table:table-cell>
          <table:table-cell office:value-type="string" calcext:value-type="string">
            <text:p>[-0.0890606 <text:s/>3.51515 <text:s text:c="3"/>1.1457978 <text:s/>5.8474803]</text:p>
          </table:table-cell>
          <table:table-cell table:formula="of:=[.E292]-[.D292]" office:value-type="float" office:value="0.1190384" calcext:value-type="float">
            <text:p>0.1190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.4904656" calcext:value-type="float">
            <text:p>2.4904656</text:p>
          </table:table-cell>
          <table:table-cell office:value-type="float" office:value="2.60424" calcext:value-type="float">
            <text:p>2.60424</text:p>
          </table:table-cell>
          <table:table-cell office:value-type="string" calcext:value-type="string">
            <text:p>[-0.09146833 <text:s/>3.51515 <text:s text:c="4"/>1.1457978 <text:s text:c="2"/>5.8474803 ]</text:p>
          </table:table-cell>
          <table:table-cell table:formula="of:=[.E293]-[.D293]" office:value-type="float" office:value="0.1137744" calcext:value-type="float">
            <text:p>0.1137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2.426277" calcext:value-type="float">
            <text:p>2.426277</text:p>
          </table:table-cell>
          <table:table-cell office:value-type="float" office:value="2.5397873" calcext:value-type="float">
            <text:p>2.5397873</text:p>
          </table:table-cell>
          <table:table-cell office:value-type="string" calcext:value-type="string">
            <text:p>[-0.34927845 <text:s/>3.51515 <text:s text:c="4"/>1.1457978 <text:s text:c="2"/>5.8474803 ]</text:p>
          </table:table-cell>
          <table:table-cell table:formula="of:=[.E294]-[.D294]" office:value-type="float" office:value="0.1135103" calcext:value-type="float">
            <text:p>0.1135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.3710816" calcext:value-type="float">
            <text:p>2.3710816</text:p>
          </table:table-cell>
          <table:table-cell office:value-type="float" office:value="2.4858036" calcext:value-type="float">
            <text:p>2.4858036</text:p>
          </table:table-cell>
          <table:table-cell office:value-type="string" calcext:value-type="string">
            <text:p>[-0.5652142 <text:s/>3.51515 <text:s text:c="3"/>1.1457978 <text:s/>5.8474803]</text:p>
          </table:table-cell>
          <table:table-cell table:formula="of:=[.E295]-[.D295]" office:value-type="float" office:value="0.114722" calcext:value-type="float">
            <text:p>0.114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3914607" calcext:value-type="float">
            <text:p>2.3914607</text:p>
          </table:table-cell>
          <table:table-cell office:value-type="float" office:value="2.4904656" calcext:value-type="float">
            <text:p>2.4904656</text:p>
          </table:table-cell>
          <table:table-cell office:value-type="string" calcext:value-type="string">
            <text:p>[-0.5465651 <text:s/>3.51515 <text:s text:c="3"/>1.1457978 <text:s/>5.8474803]</text:p>
          </table:table-cell>
          <table:table-cell table:formula="of:=[.E296]-[.D296]" office:value-type="float" office:value="0.0990048999999997" calcext:value-type="float">
            <text:p>0.0990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.3258138" calcext:value-type="float">
            <text:p>2.3258138</text:p>
          </table:table-cell>
          <table:table-cell office:value-type="float" office:value="2.426277" calcext:value-type="float">
            <text:p>2.426277</text:p>
          </table:table-cell>
          <table:table-cell office:value-type="string" calcext:value-type="string">
            <text:p>[-0.8033205 <text:s/>3.51515 <text:s text:c="3"/>1.1457978 <text:s/>5.8474803]</text:p>
          </table:table-cell>
          <table:table-cell table:formula="of:=[.E297]-[.D297]" office:value-type="float" office:value="0.1004632" calcext:value-type="float">
            <text:p>0.1004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.268045" calcext:value-type="float">
            <text:p>2.268045</text:p>
          </table:table-cell>
          <table:table-cell office:value-type="float" office:value="2.3710816" calcext:value-type="float">
            <text:p>2.3710816</text:p>
          </table:table-cell>
          <table:table-cell office:value-type="string" calcext:value-type="string">
            <text:p>[-1.0241019 <text:s/>3.51515 <text:s text:c="3"/>1.1457978 <text:s/>5.8474803]</text:p>
          </table:table-cell>
          <table:table-cell table:formula="of:=[.E298]-[.D298]" office:value-type="float" office:value="0.1030366" calcext:value-type="float">
            <text:p>0.103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.305586" calcext:value-type="float">
            <text:p>2.305586</text:p>
          </table:table-cell>
          <table:table-cell office:value-type="float" office:value="2.3914607" calcext:value-type="float">
            <text:p>2.3914607</text:p>
          </table:table-cell>
          <table:table-cell office:value-type="string" calcext:value-type="string">
            <text:p>[-0.9425856 <text:s/>3.51515 <text:s text:c="3"/>1.1457978 <text:s/>5.8474803]</text:p>
          </table:table-cell>
          <table:table-cell table:formula="of:=[.E299]-[.D299]" office:value-type="float" office:value="0.0858747000000002" calcext:value-type="float">
            <text:p>0.0858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2.2388098" calcext:value-type="float">
            <text:p>2.2388098</text:p>
          </table:table-cell>
          <table:table-cell office:value-type="float" office:value="2.3258138" calcext:value-type="float">
            <text:p>2.3258138</text:p>
          </table:table-cell>
          <table:table-cell office:value-type="string" calcext:value-type="string">
            <text:p>[-1.2051736 <text:s/>3.51515 <text:s text:c="3"/>1.1457978 <text:s/>5.8474803]</text:p>
          </table:table-cell>
          <table:table-cell table:formula="of:=[.E300]-[.D300]" office:value-type="float" office:value="0.0870040000000003" calcext:value-type="float">
            <text:p>0.087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mes - Schoolboy Facination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2.1808197" calcext:value-type="float">
            <text:p>2.1808197</text:p>
          </table:table-cell>
          <table:table-cell office:value-type="float" office:value="2.268045" calcext:value-type="float">
            <text:p>2.268045</text:p>
          </table:table-cell>
          <table:table-cell office:value-type="string" calcext:value-type="string">
            <text:p>[-1.4362489 <text:s/>3.51515 <text:s text:c="3"/>1.1457978 <text:s/>5.8474803]</text:p>
          </table:table-cell>
          <table:table-cell table:formula="of:=[.E301]-[.D301]" office:value-type="float" office:value="0.0872253000000001" calcext:value-type="float">
            <text:p>0.087225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umx_vs_lowpass.A1:umx_vs_lowpass.G1048576">
          <table:sort>
            <table:sort-by table:field-number="0" table:order="descending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New Sung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8T15:56:50.347795023</dc:date>
    <meta:editing-duration>PT5M10S</meta:editing-duration>
    <meta:editing-cycles>1</meta:editing-cycles>
    <meta:document-statistic meta:table-count="1" meta:cell-count="2115" meta:object-count="0"/>
    <meta:generator>LibreOffice/7.1.3.2$Linux_X86_64 LibreOffice_project/10$Build-2</meta:generator>
  </office:meta>
</office:document-meta>
</file>